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20000061CE0000125B4AAD01FC.wmf"/>
  <manifest:file-entry manifest:media-type="" manifest:full-path="Pictures/2000001800001608000006554FA161C1.wmf"/>
  <manifest:file-entry manifest:media-type="" manifest:full-path="Pictures/2000001400002843000014FE4CEBC545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굴림체" svg:font-family="굴림체" style:font-pitch="variable"/>
    <style:font-face style:name="돋움1" svg:font-family="돋움" style:font-pitch="variable"/>
    <style:font-face style:name="맑은 고딕" svg:font-family="'맑은 고딕'" style:font-pitch="variable"/>
    <style:font-face style:name="바탕체" svg:font-family="바탕체" style:font-pitch="variable"/>
    <style:font-face style:name="한컴바탕" svg:font-family="한컴바탕" style:font-pitch="variable"/>
    <style:font-face style:name="돋움2" svg:font-family="돋움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482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1.843cm"/>
    </style:style>
    <style:style style:name="co4" style:family="table-column">
      <style:table-column-properties fo:break-before="auto" style:column-width="4.835cm"/>
    </style:style>
    <style:style style:name="co5" style:family="table-column">
      <style:table-column-properties fo:break-before="auto" style:column-width="2.826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4.366cm"/>
    </style:style>
    <style:style style:name="co8" style:family="table-column">
      <style:table-column-properties fo:break-before="auto" style:column-width="3.531cm"/>
    </style:style>
    <style:style style:name="co9" style:family="table-column">
      <style:table-column-properties fo:break-before="auto" style:column-width="9.31cm"/>
    </style:style>
    <style:style style:name="co10" style:family="table-column">
      <style:table-column-properties fo:break-before="auto" style:column-width="1.926cm"/>
    </style:style>
    <style:style style:name="co11" style:family="table-column">
      <style:table-column-properties fo:break-before="auto" style:column-width="2.274cm"/>
    </style:style>
    <style:style style:name="co12" style:family="table-column">
      <style:table-column-properties fo:break-before="auto" style:column-width="2.598cm"/>
    </style:style>
    <style:style style:name="co13" style:family="table-column">
      <style:table-column-properties fo:break-before="auto" style:column-width="3.681cm"/>
    </style:style>
    <style:style style:name="co14" style:family="table-column">
      <style:table-column-properties fo:break-before="auto" style:column-width="13.243cm"/>
    </style:style>
    <style:style style:name="co15" style:family="table-column">
      <style:table-column-properties fo:break-before="auto" style:column-width="2.88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8" style:family="table-row">
      <style:table-row-properties style:row-height="1.408cm" fo:break-before="auto" style:use-optimal-row-height="false"/>
    </style:style>
    <style:style style:name="ro9" style:family="table-row">
      <style:table-row-properties style:row-height="4.316cm" fo:break-before="auto" style:use-optimal-row-height="true"/>
    </style:style>
    <style:style style:name="ro10" style:family="table-row">
      <style:table-row-properties style:row-height="7.634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5.738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3.369cm" fo:break-before="auto" style:use-optimal-row-height="true"/>
    </style:style>
    <style:style style:name="ro16" style:family="table-row">
      <style:table-row-properties style:row-height="1.947cm" fo:break-before="auto" style:use-optimal-row-height="true"/>
    </style:style>
    <style:style style:name="ro17" style:family="table-row">
      <style:table-row-properties style:row-height="1.473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1.058cm" fo:break-before="auto" style:use-optimal-row-height="false"/>
    </style:style>
    <style:style style:name="ro20" style:family="table-row">
      <style:table-row-properties style:row-height="2.895cm" fo:break-before="auto" style:use-optimal-row-height="true"/>
    </style:style>
    <style:style style:name="ro21" style:family="table-row">
      <style:table-row-properties style:row-height="0.582cm" fo:break-before="auto" style:use-optimal-row-height="false"/>
    </style:style>
    <style:style style:name="ro22" style:family="table-row">
      <style:table-row-properties style:row-height="0.609cm" fo:break-before="auto" style:use-optimal-row-height="false"/>
    </style:style>
    <style:style style:name="ro23" style:family="table-row">
      <style:table-row-properties style:row-height="0.628cm" fo:break-before="auto" style:use-optimal-row-height="false"/>
    </style:style>
    <style:style style:name="ro24" style:family="table-row">
      <style:table-row-properties style:row-height="1.053cm" fo:break-before="auto" style:use-optimal-row-height="true"/>
    </style:style>
    <style:style style:name="ro25" style:family="table-row">
      <style:table-row-properties style:row-height="0.836cm" fo:break-before="auto" style:use-optimal-row-height="false"/>
    </style:style>
    <style:style style:name="ro26" style:family="table-row">
      <style:table-row-properties style:row-height="1.171cm" fo:break-before="auto" style:use-optimal-row-height="false"/>
    </style:style>
    <style:style style:name="ro27" style:family="table-row">
      <style:table-row-properties style:row-height="0.573cm" fo:break-before="auto" style:use-optimal-row-height="true"/>
    </style:style>
    <style:style style:name="ro28" style:family="table-row">
      <style:table-row-properties style:row-height="4.068cm" fo:break-before="auto" style:use-optimal-row-height="true"/>
    </style:style>
    <style:style style:name="ro29" style:family="table-row">
      <style:table-row-properties style:row-height="0.55cm" fo:break-before="auto" style:use-optimal-row-height="true"/>
    </style:style>
    <style:style style:name="ro30" style:family="table-row">
      <style:table-row-properties style:row-height="3.565cm" fo:break-before="auto" style:use-optimal-row-height="true"/>
    </style:style>
    <style:style style:name="ro31" style:family="table-row">
      <style:table-row-properties style:row-height="2.559cm" fo:break-before="auto" style:use-optimal-row-height="tru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정의서1">
      <style:table-properties table:display="true" style:writing-mode="lr-tb"/>
    </style:style>
    <style:style style:name="ta4" style:family="table" style:master-page-name="PageStyle_5f_정의서2">
      <style:table-properties table:display="true" style:writing-mode="lr-tb"/>
    </style:style>
    <number:date-style style:name="N8076" number:language="ko" number:country="KR">
      <number:year number:style="long"/>
      <number:text>년 </number:text>
      <number:month/>
      <number:text>월 </number:text>
      <number:day/>
      <number:text>일</number:text>
    </number:date-style>
    <style:style style:name="ce1" style:family="table-cell" style:parent-style-name="표준_20_2_20_3" style:data-style-name="N8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표준_20_2_20_3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표준_20_2_20_3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표준_20_2_20_3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표준_20_2_20_3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표준_20_2_20_3" style:data-style-name="N8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표준_20_2_20_3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표준_20_2_20_3" style:data-style-name="N80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표준_20_2_20_3" style:data-style-name="N8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표준_20_2_20_3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표준_20_2_20_3" style:data-style-name="N80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표준_20_3" style:data-style-name="N80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표준_20_3" style:data-style-name="N80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표준_20_3" style:data-style-name="N8000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표준_20_3" style:data-style-name="N800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표준_20_3" style:data-style-name="N8000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표준_20_3" style:data-style-name="N8000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표준_20_3" style:data-style-name="N8076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표준_20_3" style:data-style-name="N800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표준_20_3" style:data-style-name="N800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표준_20_3" style:data-style-name="N8000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표준_20_3" style:data-style-name="N8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표준_20_3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표준_20_3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표준_20_3" style:data-style-name="N8000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표준_20_3" style:data-style-name="N8000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표준_20_3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표준_20_3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표준_20_3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표준_20_3" style:data-style-name="N8000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표준_20_3" style:data-style-name="N8000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표준_5f_요구사항정의서_5f_마켓플레이스" style:data-style-name="N800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표준_5f_요구사항정의서_5f_마켓플레이스" style:data-style-name="N8000">
      <style:table-cell-properties fo:background-color="#bfbfb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8000"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표준_5f_요구사항정의서_5f_마켓플레이스" style:data-style-name="N800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표준_20_2_20_7" style:data-style-name="N8000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8000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8000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표준_5f_요구사항정의서_5f_마켓플레이스" style:data-style-name="N8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8000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80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80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맑은 고딕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8000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80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80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name-asian="맑은 고딕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8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8000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8000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표준_5f_요구사항정의서_5f_마켓플레이스" style:data-style-name="N800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bold" style:font-name-asian="돋움2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표준_5f_요구사항정의서_5f_마켓플레이스" style:data-style-name="N8000">
      <style:table-cell-properties fo:background-color="#bfbfb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bold" style:font-name-asian="돋움2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돋움2" fo:font-size="12pt" style:font-name-asian="돋움2" style:font-size-asian="12pt" style:font-size-complex="12pt"/>
    </style:style>
    <style:style style:name="ce61" style:family="table-cell" style:parent-style-name="표준_5f_요구사항정의서_5f_마켓플레이스" style:data-style-name="N8000">
      <style:table-cell-properties fo:border-bottom="none" fo:background-color="#bfbfbf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bold" style:font-name-asian="돋움2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돋움2" fo:font-size="12pt" style:font-name-asian="돋움2" style:font-size-asian="12pt" style:font-size-complex="12pt"/>
    </style:style>
    <style:style style:name="ce63" style:family="table-cell" style:parent-style-name="표준_5f_요구사항정의서_5f_마켓플레이스" style:data-style-name="N8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bold" style:font-name-asian="돋움2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80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80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돋움2" fo:font-size="12pt" fo:font-weight="normal" style:font-name-asian="돋움2" style:font-size-asian="12pt" style:font-weight-asian="normal" style:font-size-complex="12pt" style:font-weight-complex="normal"/>
    </style:style>
    <style:style style:name="ce70" style:family="table-cell" style:parent-style-name="Default" style:data-style-name="N8000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80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돋움2" fo:font-size="12pt" fo:font-weight="normal" style:font-name-asian="돋움2" style:font-size-asian="12pt" style:font-weight-asian="normal" style:font-size-complex="12pt" style:font-weight-complex="normal"/>
    </style:style>
    <style:style style:name="ce72" style:family="table-cell" style:parent-style-name="Default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돋움2" fo:font-size="12pt" style:font-name-asian="돋움2" style:font-size-asian="12pt" style:font-size-complex="12pt"/>
    </style:style>
    <style:style style:name="ce73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2pt" fo:font-style="normal" fo:text-shadow="none" style:text-underline-style="none" fo:font-weight="normal" style:font-name-asian="돋움2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8000">
      <style:table-cell-properties fo:background-color="#ff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돋움2" fo:font-size="12pt" style:font-name-asian="돋움2" style:font-size-asian="12pt" style:font-size-complex="12pt"/>
    </style:style>
    <style:style style:name="ce76" style:family="table-cell" style:parent-style-name="Default">
      <style:text-properties style:font-name="돋움2" fo:font-size="12pt" style:font-name-asian="돋움2" style:font-size-asian="12pt" style:font-size-complex="12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돋움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돋움1" fo:font-size="12pt" fo:font-style="normal" fo:text-shadow="none" style:text-underline-style="none" fo:font-weight="normal" style:font-name-asian="돋움1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1" table:default-cell-style-name="ce7"/>
        <table:table-column table:style-name="co1" table:default-cell-style-name="ce9"/>
        <table:table-column table:style-name="co1" table:default-cell-style-name="ce10"/>
        <table:table-column table:style-name="co1" table:number-columns-repeated="5" table:default-cell-style-name="ce11"/>
        <table:table-column table:style-name="co3" table:number-columns-repeated="1014" table:default-cell-style-name="Default"/>
        <table:table-row table:style-name="ro1">
          <table:table-cell table:style-name="ce1" table:number-columns-spanned="5" table:number-rows-spanned="1"/>
          <table:covered-table-cell table:number-columns-repeated="4" table:style-name="ce5"/>
          <table:table-cell table:style-name="ce8" table:number-columns-repeated="5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8" table:number-columns-repeated="5"/>
          <table:table-cell table:number-columns-repeated="1014"/>
        </table:table-row>
        <table:table-row table:style-name="ro3">
          <table:table-cell>
            <draw:frame table:end-cell-address="표지.E12" table:end-x="0.074cm" table:end-y="0.345cm" draw:z-index="1" draw:name="object2" draw:style-name="gr1" draw:text-style-name="P1" svg:width="10.06cm" svg:height="4.856cm" svg:x="0.181cm" svg:y="0.551cm">
              <draw:image xlink:href="Pictures/2000001400002843000014FE4CEBC545.wmf" xlink:type="simple" xlink:show="embed" xlink:actuate="onLoad">
                <text:p/>
              </draw:image>
            </draw:fram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>
            <draw:frame table:end-cell-address="표지.D13" table:end-x="2.297cm" table:end-y="0.054cm" draw:z-index="0" draw:name="object1" draw:style-name="gr1" draw:text-style-name="P1" svg:width="8.223cm" svg:height="4.911cm" svg:x="1.769cm" svg:y="0.081cm">
              <draw:image xlink:href="Pictures/2000001800001608000006554FA161C1.wmf" xlink:type="simple" xlink:show="embed" xlink:actuate="onLoad">
                <text:p/>
              </draw:image>
            </draw:fram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4" table:number-rows-repeated="4">
          <table:table-cell/>
          <table:table-cell table:style-name="ce7"/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>
            <draw:frame table:end-cell-address="표지.J28" table:end-x="2.35cm" table:end-y="0.266cm" draw:z-index="2" draw:name="object3" draw:style-name="gr1" draw:text-style-name="P1" svg:width="24.752cm" svg:height="3.967cm" svg:x="0.128cm" svg:y="0.373cm">
              <draw:image xlink:href="Pictures/20000020000061CE0000125B4AAD01FC.wmf" xlink:type="simple" xlink:show="embed" xlink:actuate="onLoad">
                <text:p/>
              </draw:image>
            </draw:fram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3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2" table:number-rows-repeated="4">
          <table:table-cell table:style-name="ce4"/>
          <table:table-cell table:style-name="ce8" table:number-columns-repeated="9"/>
          <table:table-cell table:number-columns-repeated="1014"/>
        </table:table-row>
        <table:table-row table:style-name="ro2">
          <table:table-cell table:style-name="ce4"/>
          <table:table-cell table:style-name="ce8" table:number-columns-repeated="9"/>
          <table:table-cell table:number-columns-repeated="1014"/>
        </table:table-row>
      </table:table>
      <table:table table:name="개정이력" table:style-name="ta2" table:print="false">
        <office:forms form:automatic-focus="false" form:apply-design-mode="false"/>
        <table:table-column table:style-name="co4" table:default-cell-style-name="ce15"/>
        <table:table-column table:style-name="co4" table:default-cell-style-name="ce19"/>
        <table:table-column table:style-name="co4" table:default-cell-style-name="ce23"/>
        <table:table-column table:style-name="co4" table:default-cell-style-name="ce28"/>
        <table:table-column table:style-name="co4" table:default-cell-style-name="ce19"/>
        <table:table-column table:style-name="co4" table:default-cell-style-name="ce29"/>
        <table:table-column table:style-name="co3" table:number-columns-repeated="1018" table:default-cell-style-name="Default"/>
        <table:table-row table:style-name="ro5">
          <table:table-cell table:style-name="ce12" office:value-type="string" table:number-columns-spanned="6" table:number-rows-spanned="1">
            <text:p>문서개정이력표</text:p>
          </table:table-cell>
          <table:covered-table-cell table:number-columns-repeated="4" table:style-name="ce16"/>
          <table:covered-table-cell table:style-name="ce30"/>
          <table:table-cell table:number-columns-repeated="1018"/>
        </table:table-row>
        <table:table-row table:style-name="ro6">
          <table:table-cell table:style-name="ce13" office:value-type="string" table:number-columns-spanned="2" table:number-rows-spanned="1">
            <text:p>문서명</text:p>
          </table:table-cell>
          <table:covered-table-cell table:style-name="ce17"/>
          <table:table-cell table:style-name="ce20" office:value-type="string" table:number-columns-spanned="4" table:number-rows-spanned="1">
            <text:p>요구사항정의서</text:p>
          </table:table-cell>
          <table:covered-table-cell table:number-columns-repeated="2" table:style-name="ce24"/>
          <table:covered-table-cell table:style-name="ce31"/>
          <table:table-cell table:number-columns-repeated="1018"/>
        </table:table-row>
        <table:table-row table:style-name="ro6">
          <table:table-cell table:style-name="ce14" office:value-type="string">
            <text:p>버전</text:p>
          </table:table-cell>
          <table:table-cell table:style-name="ce14" office:value-type="string">
            <text:p>날짜</text:p>
          </table:table-cell>
          <table:table-cell table:style-name="ce21" office:value-type="string">
            <text:p>내 용</text:p>
          </table:table-cell>
          <table:table-cell table:style-name="ce25"/>
          <table:table-cell table:style-name="ce14" office:value-type="string">
            <text:p>작성자</text:p>
          </table:table-cell>
          <table:table-cell table:style-name="ce14" office:value-type="string">
            <text:p>승인자</text:p>
          </table:table-cell>
          <table:table-cell table:number-columns-repeated="1018"/>
        </table:table-row>
        <table:table-row table:style-name="ro7">
          <table:table-cell office:value-type="string">
            <text:p>V0.9</text:p>
          </table:table-cell>
          <table:table-cell table:style-name="ce18" office:value-type="date" office:date-value="2021-02-17">
            <text:p>2021년 2월 17일</text:p>
          </table:table-cell>
          <table:table-cell table:style-name="ce22" office:value-type="string" table:number-columns-spanned="2" table:number-rows-spanned="1">
            <text:p>최초제정</text:p>
          </table:table-cell>
          <table:covered-table-cell table:style-name="ce26"/>
          <table:table-cell table:style-name="ce29" office:value-type="string">
            <text:p>최희수</text:p>
          </table:table-cell>
          <table:table-cell office:value-type="string">
            <text:p>프로젝트관리자</text:p>
          </table:table-cell>
          <table:table-cell table:number-columns-repeated="1018"/>
        </table:table-row>
        <table:table-row table:style-name="ro7">
          <table:table-cell office:value-type="string">
            <text:p>V1.0</text:p>
          </table:table-cell>
          <table:table-cell table:style-name="ce18" office:value-type="date" office:date-value="2021-02-18">
            <text:p>2021년 2월 18일</text:p>
          </table:table-cell>
          <table:table-cell table:style-name="ce22" office:value-type="string" table:number-columns-spanned="2" table:number-rows-spanned="1">
            <text:p>내용 작성</text:p>
          </table:table-cell>
          <table:covered-table-cell table:style-name="ce26"/>
          <table:table-cell table:style-name="ce29" office:value-type="string">
            <text:p>최희수</text:p>
          </table:table-cell>
          <table:table-cell office:value-type="string">
            <text:p>프로젝트관리자</text:p>
          </table:table-cell>
          <table:table-cell table:number-columns-repeated="1018"/>
        </table:table-row>
        <table:table-row table:style-name="ro7">
          <table:table-cell/>
          <table:table-cell table:style-name="ce18" office:value-type="date" office:date-value="2021-02-18">
            <text:p>2021년 2월 18일</text:p>
          </table:table-cell>
          <table:table-cell table:style-name="ce22" office:value-type="string" table:number-columns-spanned="2" table:number-rows-spanned="1">
            <text:p>내용 추가</text:p>
          </table:table-cell>
          <table:covered-table-cell table:style-name="ce26"/>
          <table:table-cell table:style-name="ce29" office:value-type="string">
            <text:p>양지수</text:p>
          </table:table-cell>
          <table:table-cell office:value-type="string">
            <text:p>프로젝트관리자</text:p>
          </table:table-cell>
          <table:table-cell table:number-columns-repeated="1018"/>
        </table:table-row>
        <table:table-row table:style-name="ro7">
          <table:table-cell/>
          <table:table-cell table:style-name="ce15"/>
          <table:table-cell table:style-name="ce19" table:number-columns-spanned="2" table:number-rows-spanned="1"/>
          <table:covered-table-cell table:style-name="ce27"/>
          <table:table-cell table:style-name="ce15"/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정의서1" table:style-name="ta3" table:print="false">
        <office:forms form:automatic-focus="false" form:apply-design-mode="false"/>
        <table:table-column table:style-name="co5" table:default-cell-style-name="ce36"/>
        <table:table-column table:style-name="co6" table:default-cell-style-name="ce41"/>
        <table:table-column table:style-name="co7" table:default-cell-style-name="ce36"/>
        <table:table-column table:style-name="co8" table:default-cell-style-name="ce36"/>
        <table:table-column table:style-name="co9" table:default-cell-style-name="ce41"/>
        <table:table-column table:style-name="co1" table:number-columns-repeated="3" table:default-cell-style-name="ce36"/>
        <table:table-column table:style-name="co10" table:number-columns-repeated="1016" table:default-cell-style-name="ce36"/>
        <table:table-row table:style-name="ro8">
          <table:table-cell table:style-name="ce32" office:value-type="string" table:number-columns-spanned="9" table:number-rows-spanned="1">
            <text:p>요구사항정의서</text:p>
          </table:table-cell>
          <table:covered-table-cell table:number-columns-repeated="7" table:style-name="ce37"/>
          <table:covered-table-cell table:style-name="ce32"/>
          <table:table-cell table:number-columns-repeated="1015"/>
        </table:table-row>
        <table:table-row table:style-name="ro8">
          <table:table-cell table:style-name="ce33" office:value-type="string" table:number-columns-spanned="2" table:number-rows-spanned="1">
            <text:p>시스템명</text:p>
          </table:table-cell>
          <table:covered-table-cell table:style-name="ce33"/>
          <table:table-cell table:style-name="ce42" office:value-type="string" table:number-columns-spanned="2" table:number-rows-spanned="1">
            <text:p>한.끝(한글끝말잇기)</text:p>
          </table:table-cell>
          <table:covered-table-cell table:style-name="ce42" office:value-type="string">
            <text:p>한.끝(한글끝말잇기)</text:p>
          </table:covered-table-cell>
          <table:table-cell table:style-name="ce33" office:value-type="string">
            <text:p>작성일</text:p>
          </table:table-cell>
          <table:table-cell table:style-name="ce52" office:value-type="string" table:number-columns-spanned="4" table:number-rows-spanned="1">
            <text:p>2021.02.10</text:p>
          </table:table-cell>
          <table:covered-table-cell table:number-columns-repeated="2" table:style-name="ce53"/>
          <table:covered-table-cell table:style-name="ce52"/>
          <table:table-cell table:number-columns-repeated="1015"/>
        </table:table-row>
        <table:table-row table:style-name="ro8">
          <table:table-cell table:style-name="ce33" office:value-type="string">
            <text:p>대분류</text:p>
          </table:table-cell>
          <table:table-cell table:style-name="ce33" office:value-type="string">
            <text:p>중분류</text:p>
          </table:table-cell>
          <table:table-cell table:style-name="ce33" office:value-type="string">
            <text:p>요구사항 ID</text:p>
          </table:table-cell>
          <table:table-cell table:style-name="ce33" office:value-type="string">
            <text:p>소분류</text:p>
          </table:table-cell>
          <table:table-cell table:style-name="ce33" office:value-type="string">
            <text:p>요구사항 상세내역 </text:p>
          </table:table-cell>
          <table:table-cell table:style-name="ce33" office:value-type="string">
            <text:p>유형</text:p>
          </table:table-cell>
          <table:table-cell table:style-name="ce33" office:value-type="string">
            <text:p>회원</text:p>
          </table:table-cell>
          <table:table-cell table:style-name="ce33" office:value-type="string">
            <text:p>비회원</text:p>
          </table:table-cell>
          <table:table-cell table:style-name="ce33" office:value-type="string">
            <text:p>관리자</text:p>
          </table:table-cell>
          <table:table-cell table:number-columns-repeated="1015"/>
        </table:table-row>
        <table:table-row table:style-name="ro9">
          <table:table-cell table:style-name="ce34" office:value-type="string" table:number-columns-spanned="1" table:number-rows-spanned="45">
            <text:p>공통</text:p>
          </table:table-cell>
          <table:table-cell table:style-name="ce35" office:value-type="string" table:number-columns-spanned="1" table:number-rows-spanned="17">
            <text:p>홈페이지</text:p>
          </table:table-cell>
          <table:table-cell table:style-name="ce34" office:value-type="string" table:number-columns-spanned="1" table:number-rows-spanned="3">
            <text:p>RM-A01-001</text:p>
          </table:table-cell>
          <table:table-cell table:style-name="ce34" office:value-type="string" table:number-columns-spanned="1" table:number-rows-spanned="3">
            <text:p>로그인 &amp; 로그아웃</text:p>
          </table:table-cell>
          <table:table-cell table:style-name="ce47" office:value-type="string">
            <text:p>로그인을<text:span text:style-name="T1"> </text:span><text:span text:style-name="T2">할때</text:span><text:span text:style-name="T3"> </text:span><text:span text:style-name="T2">아이디와</text:span><text:span text:style-name="T3"> </text:span><text:span text:style-name="T2">비밀번호를</text:span><text:span text:style-name="T3"> </text:span><text:span text:style-name="T2">받고</text:span><text:span text:style-name="T3"> </text:span><text:span text:style-name="T2">틀리면</text:span><text:span text:style-name="T3"> </text:span><text:span text:style-name="T2">경고</text:span><text:span text:style-name="T3"> </text:span><text:span text:style-name="T2">표시를</text:span><text:span text:style-name="T3"> </text:span><text:span text:style-name="T2">해준다로그인을</text:span><text:span text:style-name="T3"> </text:span><text:span text:style-name="T2">할때</text:span><text:span text:style-name="T3"> </text:span><text:span text:style-name="T2">아이디와</text:span><text:span text:style-name="T3"> </text:span><text:span text:style-name="T2">비밀번호를</text:span><text:span text:style-name="T3"> </text:span><text:span text:style-name="T2">받고</text:span><text:span text:style-name="T3"> </text:span><text:span text:style-name="T2">틀리면</text:span><text:span text:style-name="T3"> </text:span><text:span text:style-name="T2">경고</text:span><text:span text:style-name="T3"> </text:span><text:span text:style-name="T2">표시를</text:span><text:span text:style-name="T3"> </text:span><text:span text:style-name="T2">해준다로그인을</text:span><text:span text:style-name="T3"> </text:span><text:span text:style-name="T2">할때</text:span><text:span text:style-name="T3"> </text:span><text:span text:style-name="T2">아이디와</text:span><text:span text:style-name="T3"> </text:span><text:span text:style-name="T2">비밀번호를</text:span><text:span text:style-name="T3"> </text:span><text:span text:style-name="T2">받고</text:span><text:span text:style-name="T3"> </text:span><text:span text:style-name="T2">틀리면</text:span><text:span text:style-name="T3"> </text:span><text:span text:style-name="T2">경고</text:span><text:span text:style-name="T3"> </text:span><text:span text:style-name="T2">표시를</text:span><text:span text:style-name="T3"> </text:span><text:span text:style-name="T2">해준다로그인을</text:span><text:span text:style-name="T3"> </text:span><text:span text:style-name="T2">할때</text:span><text:span text:style-name="T3"> </text:span><text:span text:style-name="T2">아이디와</text:span><text:span text:style-name="T3"> </text:span><text:span text:style-name="T2">비밀번호를</text:span><text:span text:style-name="T3"> </text:span><text:span text:style-name="T2">받고</text:span><text:span text:style-name="T3"> </text:span><text:span text:style-name="T2">틀리면</text:span><text:span text:style-name="T3"> </text:span><text:span text:style-name="T2">경고</text:span><text:span text:style-name="T3"> </text:span><text:span text:style-name="T2">표시를</text:span><text:span text:style-name="T3"> </text:span><text:span text:style-name="T2">해준다로그인을</text:span><text:span text:style-name="T3"> </text:span><text:span text:style-name="T2">할때</text:span><text:span text:style-name="T3"> </text:span><text:span text:style-name="T2">아이디와</text:span><text:span text:style-name="T3"> </text:span><text:span text:style-name="T2">비밀번호를</text:span><text:span text:style-name="T3"> </text:span><text:span text:style-name="T2">받고</text:span><text:span text:style-name="T3"> </text:span><text:span text:style-name="T2">틀리면</text:span><text:span text:style-name="T3"> </text:span><text:span text:style-name="T2">경고</text:span><text:span text:style-name="T3"> </text:span><text:span text:style-name="T2">표시를</text:span><text:span text:style-name="T3"> </text:span><text:span text:style-name="T2">해준다</text:span></text:p>
          </table:table-cell>
          <table:table-cell table:style-name="ce34" office:value-type="string">
            <text:p>기능</text:p>
          </table:table-cell>
          <table:table-cell table:style-name="ce54" office:value-type="string">
            <text:p>O</text:p>
          </table:table-cell>
          <table:table-cell table:number-columns-repeated="2" table:style-name="ce34" office:value-type="string">
            <text:p>O</text:p>
          </table:table-cell>
          <table:table-cell table:number-columns-repeated="1015"/>
        </table:table-row>
        <table:table-row table:style-name="ro10">
          <table:covered-table-cell table:style-name="ce34"/>
          <table:covered-table-cell table:style-name="ce35"/>
          <table:covered-table-cell table:number-columns-repeated="2" table:style-name="ce34"/>
          <table:table-cell table:style-name="ce48" office:value-type="string">
            <text:p>ID<text:span text:style-name="T4">찾기는</text:span><text:span text:style-name="T3"> </text:span><text:span text:style-name="T2">이름과</text:span><text:span text:style-name="T3"> 전화번호가 일치 할 때 창으로</text:span><text:span text:style-name="T3">, <text:s/>PW</text:span><text:span text:style-name="T3">찾기는 아이디와 </text:span></text:p>
            <text:p><text:span text:style-name="T3">휴대폰 번호가 일치할 때 이메일로 전송한다</text:span><text:span text:style-name="T3">.ID</text:span><text:span text:style-name="T2">찾기는</text:span><text:span text:style-name="T3"> </text:span><text:span text:style-name="T2">이름과</text:span><text:span text:style-name="T3"> 전화번호가 일치 할 때 창으로</text:span><text:span text:style-name="T3">, <text:s/>PW</text:span><text:span text:style-name="T3">찾기는 아이디와 </text:span></text:p>
            <text:p><text:span text:style-name="T3">휴대폰 번호가 일치할 때 이메일로 전송한다</text:span><text:span text:style-name="T3">.ID</text:span><text:span text:style-name="T2">찾기는</text:span><text:span text:style-name="T3"> </text:span><text:span text:style-name="T2">이름과</text:span><text:span text:style-name="T3"> 전화번호가 일치 할 때 창으로</text:span><text:span text:style-name="T3">, <text:s/>PW</text:span><text:span text:style-name="T3">찾기는 아이디와 </text:span></text:p>
            <text:p><text:span text:style-name="T3">휴대폰 번호가 일치할 때 이메일로 전송한다</text:span><text:span text:style-name="T3">.ID</text:span><text:span text:style-name="T2">찾기는</text:span><text:span text:style-name="T3"> </text:span><text:span text:style-name="T2">이름과</text:span><text:span text:style-name="T3"> 전화번호가 일치 할 때 창으로</text:span><text:span text:style-name="T3">, <text:s/>PW</text:span><text:span text:style-name="T3">찾기는 아이디와 </text:span></text:p>
            <text:p><text:span text:style-name="T3">휴대폰 번호가 일치할 때 이메일로 전송한다</text:span><text:span text:style-name="T3">.ID</text:span><text:span text:style-name="T2">찾기는</text:span><text:span text:style-name="T3"> </text:span><text:span text:style-name="T2">이름과</text:span><text:span text:style-name="T3"> 전화번호가 일치 할 때 창으로</text:span><text:span text:style-name="T3">, <text:s/>PW</text:span><text:span text:style-name="T3">찾기는 아이디와 </text:span></text:p>
            <text:p><text:span text:style-name="T3">휴대폰 번호가 일치할 때 이메일로 전송한다</text:span><text:span text:style-name="T3">.</text:span></text:p>
          </table:table-cell>
          <table:table-cell table:style-name="ce34" office:value-type="string">
            <text:p>기능</text:p>
          </table:table-cell>
          <table:table-cell table:style-name="ce54" office:value-type="string">
            <text:p>O</text:p>
          </table:table-cell>
          <table:table-cell table:number-columns-repeated="2"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covered-table-cell table:number-columns-repeated="2" table:style-name="ce34"/>
          <table:table-cell table:style-name="ce49" office:value-type="string">
            <text:p>로그아웃 버튼을 누르면 로그아웃이 된다</text:p>
          </table:table-cell>
          <table:table-cell table:style-name="ce34" office:value-type="string">
            <text:p>기능</text:p>
          </table:table-cell>
          <table:table-cell table:style-name="ce54" office:value-type="string">
            <text:p>O</text:p>
          </table:table-cell>
          <table:table-cell table:number-columns-repeated="2" table:style-name="ce34" office:value-type="string">
            <text:p>O</text:p>
          </table:table-cell>
          <table:table-cell table:number-columns-repeated="1015"/>
        </table:table-row>
        <table:table-row table:style-name="ro12">
          <table:covered-table-cell table:style-name="ce34"/>
          <table:covered-table-cell table:style-name="ce35"/>
          <table:table-cell table:style-name="ce34" office:value-type="string" table:number-columns-spanned="1" table:number-rows-spanned="2">
            <text:p>RM-A01-002</text:p>
          </table:table-cell>
          <table:table-cell table:style-name="ce34" office:value-type="string" table:number-columns-spanned="1" table:number-rows-spanned="5">
            <text:p>회원가입</text:p>
          </table:table-cell>
          <table:table-cell table:style-name="ce47" office:value-type="string">
            <text:p>개인정보입력<text:span text:style-name="T1">(</text:span><text:span text:style-name="T2">아이디</text:span><text:span text:style-name="T3">/</text:span><text:span text:style-name="T2">비밀번호</text:span><text:span text:style-name="T3">/</text:span><text:span text:style-name="T3">성별</text:span><text:span text:style-name="T3">/</text:span><text:span text:style-name="T2">생년월일</text:span><text:span text:style-name="T2">/</text:span><text:span text:style-name="T2">이메일</text:span><text:span text:style-name="T2">/(</text:span><text:span text:style-name="T2">대</text:span><text:span text:style-name="T2">)</text:span><text:span text:style-name="T2">주소</text:span><text:span text:style-name="T2">/(</text:span><text:span text:style-name="T2">소</text:span><text:span text:style-name="T2">)</text:span><text:span text:style-name="T2">주소</text:span><text:span text:style-name="T2">/</text:span><text:span text:style-name="T2">우편주소</text:span><text:span text:style-name="T2">/</text:span><text:span text:style-name="T2">핸드폰번호</text:span><text:span text:style-name="T3"> </text:span><text:span text:style-name="T2">등</text:span><text:span text:style-name="T3">)</text:span><text:span text:style-name="T3">개인정보입력</text:span><text:span text:style-name="T3">(</text:span><text:span text:style-name="T2">아이디</text:span><text:span text:style-name="T3">/</text:span><text:span text:style-name="T2">비밀번호</text:span><text:span text:style-name="T3">/</text:span><text:span text:style-name="T3">성별</text:span><text:span text:style-name="T3">/</text:span><text:span text:style-name="T2">생년월일</text:span><text:span text:style-name="T2">/</text:span><text:span text:style-name="T2">이메일</text:span><text:span text:style-name="T2">/(</text:span><text:span text:style-name="T2">대</text:span><text:span text:style-name="T2">)</text:span><text:span text:style-name="T2">주소</text:span><text:span text:style-name="T2">/(</text:span><text:span text:style-name="T2">소</text:span><text:span text:style-name="T2">)</text:span><text:span text:style-name="T2">주소</text:span><text:span text:style-name="T2">/</text:span><text:span text:style-name="T2">우편주소</text:span><text:span text:style-name="T2">/</text:span><text:span text:style-name="T2">핸드폰번호</text:span><text:span text:style-name="T3"> </text:span><text:span text:style-name="T2">등</text:span><text:span text:style-name="T3">)</text:span><text:span text:style-name="T3">개인정보입력</text:span><text:span text:style-name="T3">(</text:span><text:span text:style-name="T2">아이디</text:span><text:span text:style-name="T3">/</text:span><text:span text:style-name="T2">비밀번호</text:span><text:span text:style-name="T3">/</text:span><text:span text:style-name="T3">성별</text:span><text:span text:style-name="T3">/</text:span><text:span text:style-name="T2">생년월일</text:span><text:span text:style-name="T2">/</text:span><text:span text:style-name="T2">이메일</text:span><text:span text:style-name="T2">/(</text:span><text:span text:style-name="T2">대</text:span><text:span text:style-name="T2">)</text:span><text:span text:style-name="T2">주소</text:span><text:span text:style-name="T2">/(</text:span><text:span text:style-name="T2">소</text:span><text:span text:style-name="T2">)</text:span><text:span text:style-name="T2">주소</text:span><text:span text:style-name="T2">/</text:span><text:span text:style-name="T2">우편주소</text:span><text:span text:style-name="T2">/</text:span><text:span text:style-name="T2">핸드폰번호</text:span><text:span text:style-name="T3"> </text:span><text:span text:style-name="T2">등</text:span><text:span text:style-name="T3">)</text:span><text:span text:style-name="T3">개인정보입력</text:span><text:span text:style-name="T3">(</text:span><text:span text:style-name="T2">아이디</text:span><text:span text:style-name="T3">/</text:span><text:span text:style-name="T2">비밀번호</text:span><text:span text:style-name="T3">/</text:span><text:span text:style-name="T3">성별</text:span><text:span text:style-name="T3">/</text:span><text:span text:style-name="T2">생년월일</text:span><text:span text:style-name="T2">/</text:span><text:span text:style-name="T2">이메일</text:span><text:span text:style-name="T2">/(</text:span><text:span text:style-name="T2">대</text:span><text:span text:style-name="T2">)</text:span><text:span text:style-name="T2">주소</text:span><text:span text:style-name="T2">/(</text:span><text:span text:style-name="T2">소</text:span><text:span text:style-name="T2">)</text:span><text:span text:style-name="T2">주소</text:span><text:span text:style-name="T2">/</text:span><text:span text:style-name="T2">우편주소</text:span><text:span text:style-name="T2">/</text:span><text:span text:style-name="T2">핸드폰번호</text:span><text:span text:style-name="T3"> </text:span><text:span text:style-name="T2">등</text:span><text:span text:style-name="T3">)</text:span><text:span text:style-name="T3">개인정보입력</text:span><text:span text:style-name="T3">(</text:span><text:span text:style-name="T2">아이디</text:span><text:span text:style-name="T3">/</text:span><text:span text:style-name="T2">비밀번호</text:span><text:span text:style-name="T3">/</text:span><text:span text:style-name="T3">성별</text:span><text:span text:style-name="T3">/</text:span><text:span text:style-name="T2">생년월일</text:span><text:span text:style-name="T2">/</text:span><text:span text:style-name="T2">이메일</text:span><text:span text:style-name="T2">/(</text:span><text:span text:style-name="T2">대</text:span><text:span text:style-name="T2">)</text:span><text:span text:style-name="T2">주소</text:span><text:span text:style-name="T2">/(</text:span><text:span text:style-name="T2">소</text:span><text:span text:style-name="T2">)</text:span><text:span text:style-name="T2">주소</text:span><text:span text:style-name="T2">/</text:span><text:span text:style-name="T2">우편주소</text:span><text:span text:style-name="T2">/</text:span><text:span text:style-name="T2">핸드폰번호</text:span><text:span text:style-name="T3"> </text:span><text:span text:style-name="T2">등</text:span><text:span text:style-name="T3">)</text:span></text:p>
          </table:table-cell>
          <table:table-cell table:style-name="ce34" office:value-type="string">
            <text:p>기능</text:p>
          </table:table-cell>
          <table:table-cell table:number-columns-repeated="2"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3">
          <table:covered-table-cell table:style-name="ce34"/>
          <table:covered-table-cell table:style-name="ce35"/>
          <table:covered-table-cell table:number-columns-repeated="2" table:style-name="ce34"/>
          <table:table-cell table:style-name="ce47" office:value-type="string">
            <text:p>입력사항<text:span text:style-name="T1"> </text:span><text:span text:style-name="T2">미기재시</text:span><text:span text:style-name="T3"> </text:span><text:span text:style-name="T2">미입력사항이</text:span><text:span text:style-name="T3"> </text:span><text:span text:style-name="T2">있다는</text:span><text:span text:style-name="T3"> </text:span><text:span text:style-name="T2">경고창을</text:span><text:span text:style-name="T3"> </text:span><text:span text:style-name="T2">띄운다입력사항</text:span><text:span text:style-name="T3"> </text:span><text:span text:style-name="T2">미기재시</text:span><text:span text:style-name="T3"> </text:span><text:span text:style-name="T2">미입력사항이</text:span><text:span text:style-name="T3"> </text:span><text:span text:style-name="T2">있다는</text:span><text:span text:style-name="T3"> </text:span><text:span text:style-name="T2">경고창을</text:span><text:span text:style-name="T3"> </text:span><text:span text:style-name="T2">띄운다입력사항</text:span><text:span text:style-name="T3"> </text:span><text:span text:style-name="T2">미기재시</text:span><text:span text:style-name="T3"> </text:span><text:span text:style-name="T2">미입력사항이</text:span><text:span text:style-name="T3"> </text:span><text:span text:style-name="T2">있다는</text:span><text:span text:style-name="T3"> </text:span><text:span text:style-name="T2">경고창을</text:span><text:span text:style-name="T3"> </text:span><text:span text:style-name="T2">띄운다입력사항</text:span><text:span text:style-name="T3"> </text:span><text:span text:style-name="T2">미기재시</text:span><text:span text:style-name="T3"> </text:span><text:span text:style-name="T2">미입력사항이</text:span><text:span text:style-name="T3"> </text:span><text:span text:style-name="T2">있다는</text:span><text:span text:style-name="T3"> </text:span><text:span text:style-name="T2">경고창을</text:span><text:span text:style-name="T3"> </text:span><text:span text:style-name="T2">띄운다입력사항</text:span><text:span text:style-name="T3"> </text:span><text:span text:style-name="T2">미기재시</text:span><text:span text:style-name="T3"> </text:span><text:span text:style-name="T2">미입력사항이</text:span><text:span text:style-name="T3"> </text:span><text:span text:style-name="T2">있다는</text:span><text:span text:style-name="T3"> </text:span><text:span text:style-name="T2">경고창을</text:span><text:span text:style-name="T3"> </text:span><text:span text:style-name="T2">띄운다</text:span></text:p>
          </table:table-cell>
          <table:table-cell table:style-name="ce34" office:value-type="string">
            <text:p>기능</text:p>
          </table:table-cell>
          <table:table-cell table:number-columns-repeated="2"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3">
          <table:covered-table-cell table:style-name="ce34"/>
          <table:covered-table-cell table:style-name="ce35"/>
          <table:table-cell table:style-name="ce34" office:value-type="string" table:number-columns-spanned="1" table:number-rows-spanned="2">
            <text:p>RM-A01-003</text:p>
          </table:table-cell>
          <table:covered-table-cell table:style-name="ce34"/>
          <table:table-cell table:style-name="ce47" office:value-type="string">
            <text:p>비밀번호를<text:span text:style-name="T1"> </text:span><text:span text:style-name="T2">입력하고</text:span><text:span text:style-name="T3"> </text:span><text:span text:style-name="T2">다시</text:span><text:span text:style-name="T3"> </text:span><text:span text:style-name="T2">입력하여</text:span><text:span text:style-name="T3"> </text:span><text:span text:style-name="T2">두</text:span><text:span text:style-name="T3"> </text:span><text:span text:style-name="T2">비밀번호</text:span><text:span text:style-name="T3"> </text:span><text:span text:style-name="T2">일치</text:span><text:span text:style-name="T3"> </text:span><text:span text:style-name="T2">여부</text:span><text:span text:style-name="T3"> </text:span><text:span text:style-name="T2">판별비밀번호를</text:span><text:span text:style-name="T3"> </text:span><text:span text:style-name="T2">입력하고</text:span><text:span text:style-name="T3"> </text:span><text:span text:style-name="T2">다시</text:span><text:span text:style-name="T3"> </text:span><text:span text:style-name="T2">입력하여</text:span><text:span text:style-name="T3"> </text:span><text:span text:style-name="T2">두</text:span><text:span text:style-name="T3"> </text:span><text:span text:style-name="T2">비밀번호</text:span><text:span text:style-name="T3"> </text:span><text:span text:style-name="T2">일치</text:span><text:span text:style-name="T3"> </text:span><text:span text:style-name="T2">여부</text:span><text:span text:style-name="T3"> </text:span><text:span text:style-name="T2">판별비밀번호를</text:span><text:span text:style-name="T3"> </text:span><text:span text:style-name="T2">입력하고</text:span><text:span text:style-name="T3"> </text:span><text:span text:style-name="T2">다시</text:span><text:span text:style-name="T3"> </text:span><text:span text:style-name="T2">입력하여</text:span><text:span text:style-name="T3"> </text:span><text:span text:style-name="T2">두</text:span><text:span text:style-name="T3"> </text:span><text:span text:style-name="T2">비밀번호</text:span><text:span text:style-name="T3"> </text:span><text:span text:style-name="T2">일치</text:span><text:span text:style-name="T3"> </text:span><text:span text:style-name="T2">여부</text:span><text:span text:style-name="T3"> </text:span><text:span text:style-name="T2">판별비밀번호를</text:span><text:span text:style-name="T3"> </text:span><text:span text:style-name="T2">입력하고</text:span><text:span text:style-name="T3"> </text:span><text:span text:style-name="T2">다시</text:span><text:span text:style-name="T3"> </text:span><text:span text:style-name="T2">입력하여</text:span><text:span text:style-name="T3"> </text:span><text:span text:style-name="T2">두</text:span><text:span text:style-name="T3"> </text:span><text:span text:style-name="T2">비밀번호</text:span><text:span text:style-name="T3"> </text:span><text:span text:style-name="T2">일치</text:span><text:span text:style-name="T3"> </text:span><text:span text:style-name="T2">여부</text:span><text:span text:style-name="T3"> </text:span><text:span text:style-name="T2">판별비밀번호를</text:span><text:span text:style-name="T3"> </text:span><text:span text:style-name="T2">입력하고</text:span><text:span text:style-name="T3"> </text:span><text:span text:style-name="T2">다시</text:span><text:span text:style-name="T3"> </text:span><text:span text:style-name="T2">입력하여</text:span><text:span text:style-name="T3"> </text:span><text:span text:style-name="T2">두</text:span><text:span text:style-name="T3"> </text:span><text:span text:style-name="T2">비밀번호</text:span><text:span text:style-name="T3"> </text:span><text:span text:style-name="T2">일치</text:span><text:span text:style-name="T3"> </text:span><text:span text:style-name="T2">여부</text:span><text:span text:style-name="T3"> </text:span><text:span text:style-name="T2">판별</text:span></text:p>
          </table:table-cell>
          <table:table-cell table:style-name="ce34" office:value-type="string">
            <text:p>기능</text:p>
          </table:table-cell>
          <table:table-cell table:number-columns-repeated="2"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covered-table-cell table:style-name="ce40"/>
          <table:covered-table-cell table:style-name="ce34"/>
          <table:table-cell table:style-name="ce47" office:value-type="string">
            <text:p>아이디가 존재하면 중복된 아이디라는 경고 표시를 해준다.</text:p>
          </table:table-cell>
          <table:table-cell table:style-name="ce34" office:value-type="string">
            <text:p>기능</text:p>
          </table:table-cell>
          <table:table-cell table:number-columns-repeated="2"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table-cell table:style-name="ce34" office:value-type="string">
            <text:p>RM-A01-004</text:p>
          </table:table-cell>
          <table:covered-table-cell table:style-name="ce34"/>
          <table:table-cell table:style-name="ce47" office:value-type="string">
            <text:p>개인정보입력 하는 곳에 정규식을 지키지 않으면 경고 표시를 해준다.</text:p>
          </table:table-cell>
          <table:table-cell table:style-name="ce34" office:value-type="string">
            <text:p>기능</text:p>
          </table:table-cell>
          <table:table-cell table:number-columns-repeated="2"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table-cell table:style-name="ce34" office:value-type="string" table:number-columns-spanned="1" table:number-rows-spanned="2">
            <text:p>RM-A01-005</text:p>
          </table:table-cell>
          <table:table-cell table:style-name="ce34" office:value-type="string" table:number-columns-spanned="1" table:number-rows-spanned="3">
            <text:p>마이페이지</text:p>
          </table:table-cell>
          <table:table-cell table:style-name="ce47" office:value-type="string">
            <text:p>본인의 회원 정보를 조회할 수 있다.</text:p>
          </table:table-cell>
          <table:table-cell table:style-name="ce34" office:value-type="string">
            <text:p>기능</text:p>
          </table:table-cell>
          <table:table-cell table:number-columns-repeated="2"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covered-table-cell table:style-name="ce40"/>
          <table:covered-table-cell table:style-name="ce39"/>
          <table:table-cell table:style-name="ce47" office:value-type="string">
            <text:p>본인의 회원 정보를 수정할 수 있다</text:p>
          </table:table-cell>
          <table:table-cell table:style-name="ce34" office:value-type="string">
            <text:p>기능</text:p>
          </table:table-cell>
          <table:table-cell table:number-columns-repeated="2"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5">
          <table:covered-table-cell table:style-name="ce34"/>
          <table:covered-table-cell table:style-name="ce35"/>
          <table:table-cell table:style-name="ce34" office:value-type="string">
            <text:p>RM-A01-006</text:p>
          </table:table-cell>
          <table:covered-table-cell table:style-name="ce40"/>
          <table:table-cell table:style-name="ce50" office:value-type="string">
            <text:p>회원<text:span text:style-name="T1"> </text:span><text:span text:style-name="T2">탈퇴를</text:span><text:span text:style-name="T3"> </text:span><text:span text:style-name="T2">누르면</text:span><text:span text:style-name="T3"> </text:span><text:span text:style-name="T2">회원정보가</text:span><text:span text:style-name="T3"> </text:span><text:span text:style-name="T2">사라지고</text:span><text:span text:style-name="T3"> </text:span><text:span text:style-name="T2">탈퇴가</text:span><text:span text:style-name="T3"> </text:span><text:span text:style-name="T2">된다</text:span><text:span text:style-name="T3">.</text:span><text:span text:style-name="T3">회원 </text:span><text:span text:style-name="T2">탈퇴를</text:span><text:span text:style-name="T3"> </text:span><text:span text:style-name="T2">누르면</text:span><text:span text:style-name="T3"> </text:span><text:span text:style-name="T2">회원정보가</text:span><text:span text:style-name="T3"> </text:span><text:span text:style-name="T2">사라지고</text:span><text:span text:style-name="T3"> </text:span><text:span text:style-name="T2">탈퇴가</text:span><text:span text:style-name="T3"> </text:span><text:span text:style-name="T2">된다</text:span><text:span text:style-name="T3">.</text:span><text:span text:style-name="T3">회원 </text:span><text:span text:style-name="T2">탈퇴를</text:span><text:span text:style-name="T3"> </text:span><text:span text:style-name="T2">누르면</text:span><text:span text:style-name="T3"> </text:span><text:span text:style-name="T2">회원정보가</text:span><text:span text:style-name="T3"> </text:span><text:span text:style-name="T2">사라지고</text:span><text:span text:style-name="T3"> </text:span><text:span text:style-name="T2">탈퇴가</text:span><text:span text:style-name="T3"> </text:span><text:span text:style-name="T2">된다</text:span><text:span text:style-name="T3">.</text:span><text:span text:style-name="T3">회원 </text:span><text:span text:style-name="T2">탈퇴를</text:span><text:span text:style-name="T3"> </text:span><text:span text:style-name="T2">누르면</text:span><text:span text:style-name="T3"> </text:span><text:span text:style-name="T2">회원정보가</text:span><text:span text:style-name="T3"> </text:span><text:span text:style-name="T2">사라지고</text:span><text:span text:style-name="T3"> </text:span><text:span text:style-name="T2">탈퇴가</text:span><text:span text:style-name="T3"> </text:span><text:span text:style-name="T2">된다</text:span><text:span text:style-name="T3">.</text:span><text:span text:style-name="T3">회원 </text:span><text:span text:style-name="T2">탈퇴를</text:span><text:span text:style-name="T3"> </text:span><text:span text:style-name="T2">누르면</text:span><text:span text:style-name="T3"> </text:span><text:span text:style-name="T2">회원정보가</text:span><text:span text:style-name="T3"> </text:span><text:span text:style-name="T2">사라지고</text:span><text:span text:style-name="T3"> </text:span><text:span text:style-name="T2">탈퇴가</text:span><text:span text:style-name="T3"> </text:span><text:span text:style-name="T2">된다</text:span><text:span text:style-name="T3">.</text:span></text:p>
          </table:table-cell>
          <table:table-cell table:style-name="ce34" office:value-type="string">
            <text:p>기능</text:p>
          </table:table-cell>
          <table:table-cell table:number-columns-repeated="2"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5">
          <table:covered-table-cell table:style-name="ce34"/>
          <table:covered-table-cell table:style-name="ce35"/>
          <table:table-cell table:style-name="ce34" office:value-type="string" table:number-columns-spanned="1" table:number-rows-spanned="4">
            <text:p>RM-A01-007</text:p>
          </table:table-cell>
          <table:table-cell table:style-name="ce44" office:value-type="string" table:number-columns-spanned="1" table:number-rows-spanned="4">
            <text:p>물품등록</text:p>
          </table:table-cell>
          <table:table-cell table:style-name="ce47" office:value-type="string">
            <text:p>물품<text:span text:style-name="T1"> </text:span><text:span text:style-name="T2">등록시</text:span><text:span text:style-name="T3"> </text:span><text:span text:style-name="T2">형식에</text:span><text:span text:style-name="T3"> </text:span><text:span text:style-name="T2">맞게</text:span><text:span text:style-name="T3"> </text:span><text:span text:style-name="T2">게시글을</text:span><text:span text:style-name="T3"> </text:span><text:span text:style-name="T2">작성하여</text:span><text:span text:style-name="T3"> </text:span><text:span text:style-name="T2">등록한다물품</text:span><text:span text:style-name="T3"> </text:span><text:span text:style-name="T2">등록시</text:span><text:span text:style-name="T3"> </text:span><text:span text:style-name="T2">형식에</text:span><text:span text:style-name="T3"> </text:span><text:span text:style-name="T2">맞게</text:span><text:span text:style-name="T3"> </text:span><text:span text:style-name="T2">게시글을</text:span><text:span text:style-name="T3"> </text:span><text:span text:style-name="T2">작성하여</text:span><text:span text:style-name="T3"> </text:span><text:span text:style-name="T2">등록한다물품</text:span><text:span text:style-name="T3"> </text:span><text:span text:style-name="T2">등록시</text:span><text:span text:style-name="T3"> </text:span><text:span text:style-name="T2">형식에</text:span><text:span text:style-name="T3"> </text:span><text:span text:style-name="T2">맞게</text:span><text:span text:style-name="T3"> </text:span><text:span text:style-name="T2">게시글을</text:span><text:span text:style-name="T3"> </text:span><text:span text:style-name="T2">작성하여</text:span><text:span text:style-name="T3"> </text:span><text:span text:style-name="T2">등록한다물품</text:span><text:span text:style-name="T3"> </text:span><text:span text:style-name="T2">등록시</text:span><text:span text:style-name="T3"> </text:span><text:span text:style-name="T2">형식에</text:span><text:span text:style-name="T3"> </text:span><text:span text:style-name="T2">맞게</text:span><text:span text:style-name="T3"> </text:span><text:span text:style-name="T2">게시글을</text:span><text:span text:style-name="T3"> </text:span><text:span text:style-name="T2">작성하여</text:span><text:span text:style-name="T3"> </text:span><text:span text:style-name="T2">등록한다물품</text:span><text:span text:style-name="T3"> </text:span><text:span text:style-name="T2">등록시</text:span><text:span text:style-name="T3"> </text:span><text:span text:style-name="T2">형식에</text:span><text:span text:style-name="T3"> </text:span><text:span text:style-name="T2">맞게</text:span><text:span text:style-name="T3"> </text:span><text:span text:style-name="T2">게시글을</text:span><text:span text:style-name="T3"> </text:span><text:span text:style-name="T2">작성하여</text:span><text:span text:style-name="T3"> </text:span><text:span text:style-name="T2">등록한다</text:span></text:p>
          </table:table-cell>
          <table:table-cell table:style-name="ce34" office:value-type="string">
            <text:p>기능</text:p>
          </table:table-cell>
          <table:table-cell table:style-name="ce34"/>
          <table:table-cell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6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등록한<text:span text:style-name="T1"> </text:span><text:span text:style-name="T2">상품을</text:span><text:span text:style-name="T3"> </text:span><text:span text:style-name="T2">조회할</text:span><text:span text:style-name="T3"> </text:span><text:span text:style-name="T2">수</text:span><text:span text:style-name="T3"> </text:span><text:span text:style-name="T2">있다등록한</text:span><text:span text:style-name="T3"> </text:span><text:span text:style-name="T2">상품을</text:span><text:span text:style-name="T3"> </text:span><text:span text:style-name="T2">조회할</text:span><text:span text:style-name="T3"> </text:span><text:span text:style-name="T2">수</text:span><text:span text:style-name="T3"> </text:span><text:span text:style-name="T2">있다등록한</text:span><text:span text:style-name="T3"> </text:span><text:span text:style-name="T2">상품을</text:span><text:span text:style-name="T3"> </text:span><text:span text:style-name="T2">조회할</text:span><text:span text:style-name="T3"> </text:span><text:span text:style-name="T2">수</text:span><text:span text:style-name="T3"> </text:span><text:span text:style-name="T2">있다등록한</text:span><text:span text:style-name="T3"> </text:span><text:span text:style-name="T2">상품을</text:span><text:span text:style-name="T3"> </text:span><text:span text:style-name="T2">조회할</text:span><text:span text:style-name="T3"> </text:span><text:span text:style-name="T2">수</text:span><text:span text:style-name="T3"> </text:span><text:span text:style-name="T2">있다등록한</text:span><text:span text:style-name="T3"> </text:span><text:span text:style-name="T2">상품을</text:span><text:span text:style-name="T3"> </text:span><text:span text:style-name="T2">조회할</text:span><text:span text:style-name="T3"> </text:span><text:span text:style-name="T2">수</text:span><text:span text:style-name="T3"> </text:span><text:span text:style-name="T2">있다</text:span>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등록한 상품을 수정할 수 있다</text:p>
          </table:table-cell>
          <table:table-cell table:style-name="ce34" office:value-type="string">
            <text:p>기능</text:p>
          </table:table-cell>
          <table:table-cell table:style-name="ce34"/>
          <table:table-cell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등록한 상품을 삭제할 수 있다</text:p>
          </table:table-cell>
          <table:table-cell table:style-name="ce34" office:value-type="string">
            <text:p>기능</text:p>
          </table:table-cell>
          <table:table-cell table:style-name="ce34"/>
          <table:table-cell table:number-columns-repeated="2"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table-cell table:style-name="ce34" office:value-type="string">
            <text:p>RM-A01-008</text:p>
          </table:table-cell>
          <table:table-cell table:style-name="ce44" office:value-type="string" table:number-columns-spanned="1" table:number-rows-spanned="2">
            <text:p>상품검색</text:p>
          </table:table-cell>
          <table:table-cell table:style-name="ce47" office:value-type="string">
            <text:p>카테고리목록에 있는 상품들을 선택하여 해당 상품의 상세정보 확인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16">
          <table:covered-table-cell table:style-name="ce34"/>
          <table:covered-table-cell table:style-name="ce35"/>
          <table:table-cell table:style-name="ce34" office:value-type="string">
            <text:p>RM-A01-009</text:p>
          </table:table-cell>
          <table:covered-table-cell table:style-name="ce44"/>
          <table:table-cell table:style-name="ce47" office:value-type="string">
            <text:p>검색하여<text:span text:style-name="T1"> </text:span><text:span text:style-name="T2">일치하는</text:span><text:span text:style-name="T3"> </text:span><text:span text:style-name="T2">상품의</text:span><text:span text:style-name="T3"> </text:span><text:span text:style-name="T2">정보</text:span><text:span text:style-name="T3"> </text:span><text:span text:style-name="T2">확인검색하여</text:span><text:span text:style-name="T3"> </text:span><text:span text:style-name="T2">일치하는</text:span><text:span text:style-name="T3"> </text:span><text:span text:style-name="T2">상품의</text:span><text:span text:style-name="T3"> </text:span><text:span text:style-name="T2">정보</text:span><text:span text:style-name="T3"> </text:span><text:span text:style-name="T2">확인검색하여</text:span><text:span text:style-name="T3"> </text:span><text:span text:style-name="T2">일치하는</text:span><text:span text:style-name="T3"> </text:span><text:span text:style-name="T2">상품의</text:span><text:span text:style-name="T3"> </text:span><text:span text:style-name="T2">정보</text:span><text:span text:style-name="T3"> </text:span><text:span text:style-name="T2">확인검색하여</text:span><text:span text:style-name="T3"> </text:span><text:span text:style-name="T2">일치하는</text:span><text:span text:style-name="T3"> </text:span><text:span text:style-name="T2">상품의</text:span><text:span text:style-name="T3"> </text:span><text:span text:style-name="T2">정보</text:span><text:span text:style-name="T3"> </text:span><text:span text:style-name="T2">확인</text:span>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4"/>
          <table:table-cell table:style-name="ce35" office:value-type="string" table:number-columns-spanned="1" table:number-rows-spanned="28">
            <text:p>게임</text:p>
          </table:table-cell>
          <table:table-cell table:style-name="ce34" office:value-type="string" table:number-columns-spanned="1" table:number-rows-spanned="4">
            <text:p>RM-A01-010</text:p>
          </table:table-cell>
          <table:table-cell table:style-name="ce44" office:value-type="string" table:number-columns-spanned="1" table:number-rows-spanned="4">
            <text:p>상품<text:span text:style-name="T1"> </text:span><text:span text:style-name="T2">리뷰상품</text:span><text:span text:style-name="T3"> </text:span><text:span text:style-name="T2">리뷰상품</text:span><text:span text:style-name="T3"> </text:span><text:span text:style-name="T2">리뷰상품</text:span><text:span text:style-name="T3"> </text:span><text:span text:style-name="T2">리뷰</text:span></text:p>
          </table:table-cell>
          <table:table-cell table:style-name="ce47" office:value-type="string">
            <text:p>해당<text:span text:style-name="T1"> </text:span><text:span text:style-name="T2">상품</text:span><text:span text:style-name="T3"> </text:span><text:span text:style-name="T2">리뷰</text:span><text:span text:style-name="T3"> </text:span><text:span text:style-name="T2">조회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조회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조회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조회</text:span>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covered-table-cell table:style-name="ce34"/>
          <table:covered-table-cell table:style-name="ce45"/>
          <table:table-cell table:style-name="ce47" office:value-type="string">
            <text:p>해당<text:span text:style-name="T1"> </text:span><text:span text:style-name="T2">상품</text:span><text:span text:style-name="T3"> </text:span><text:span text:style-name="T2">리뷰</text:span><text:span text:style-name="T3"> </text:span><text:span text:style-name="T2">등록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등록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등록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등록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covered-table-cell table:style-name="ce34"/>
          <table:covered-table-cell table:style-name="ce45"/>
          <table:table-cell table:style-name="ce47" office:value-type="string">
            <text:p>해당<text:span text:style-name="T1"> </text:span><text:span text:style-name="T2">상품</text:span><text:span text:style-name="T3"> </text:span><text:span text:style-name="T2">리뷰</text:span><text:span text:style-name="T3"> </text:span><text:span text:style-name="T2">수정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수정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수정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수정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covered-table-cell table:style-name="ce34"/>
          <table:covered-table-cell table:style-name="ce45"/>
          <table:table-cell table:style-name="ce47" office:value-type="string">
            <text:p>해당<text:span text:style-name="T1"> </text:span><text:span text:style-name="T2">상품</text:span><text:span text:style-name="T3"> </text:span><text:span text:style-name="T2">리뷰</text:span><text:span text:style-name="T3"> </text:span><text:span text:style-name="T2">삭제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삭제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삭제해당</text:span><text:span text:style-name="T3"> </text:span><text:span text:style-name="T2">상품</text:span><text:span text:style-name="T3"> </text:span><text:span text:style-name="T2">리뷰</text:span><text:span text:style-name="T3"> </text:span><text:span text:style-name="T2">삭제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6">
          <table:covered-table-cell table:style-name="ce34"/>
          <table:covered-table-cell table:style-name="ce35"/>
          <table:table-cell table:style-name="ce34" office:value-type="string">
            <text:p>RM-A01-011</text:p>
          </table:table-cell>
          <table:table-cell table:style-name="ce45" office:value-type="string">
            <text:p>1:1 <text:span text:style-name="T4">채팅</text:span><text:span text:style-name="T4">1:1 </text:span><text:span text:style-name="T4">채팅</text:span><text:span text:style-name="T4">1:1 </text:span><text:span text:style-name="T4">채팅</text:span><text:span text:style-name="T4">1:1 </text:span><text:span text:style-name="T4">채팅</text:span></text:p>
          </table:table-cell>
          <table:table-cell table:style-name="ce47" office:value-type="string">
            <text:p>챗봇<text:span text:style-name="T1">(</text:span><text:span text:style-name="T2">디스코드봇</text:span><text:span text:style-name="T3">)API</text:span><text:span text:style-name="T2">를</text:span><text:span text:style-name="T3"> </text:span><text:span text:style-name="T2">통한</text:span><text:span text:style-name="T3"> </text:span><text:span text:style-name="T3">1:1 </text:span><text:span text:style-name="T2">채팅챗봇</text:span><text:span text:style-name="T3">(</text:span><text:span text:style-name="T2">디스코드봇</text:span><text:span text:style-name="T3">)API</text:span><text:span text:style-name="T2">를</text:span><text:span text:style-name="T3"> </text:span><text:span text:style-name="T2">통한</text:span><text:span text:style-name="T3"> </text:span><text:span text:style-name="T3">1:1 </text:span><text:span text:style-name="T2">채팅챗봇</text:span><text:span text:style-name="T3">(</text:span><text:span text:style-name="T2">디스코드봇</text:span><text:span text:style-name="T3">)API</text:span><text:span text:style-name="T2">를</text:span><text:span text:style-name="T3"> </text:span><text:span text:style-name="T2">통한</text:span><text:span text:style-name="T3"> </text:span><text:span text:style-name="T3">1:1 </text:span><text:span text:style-name="T2">채팅챗봇</text:span><text:span text:style-name="T3">(</text:span><text:span text:style-name="T2">디스코드봇</text:span><text:span text:style-name="T3">)API</text:span><text:span text:style-name="T2">를</text:span><text:span text:style-name="T3"> </text:span><text:span text:style-name="T2">통한</text:span><text:span text:style-name="T3"> </text:span><text:span text:style-name="T3">1:1 </text:span><text:span text:style-name="T2">채팅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6">
          <table:covered-table-cell table:style-name="ce34"/>
          <table:covered-table-cell table:style-name="ce35"/>
          <table:table-cell table:style-name="ce34" office:value-type="string" table:number-columns-spanned="1" table:number-rows-spanned="4">
            <text:p>RM-A01-012</text:p>
          </table:table-cell>
          <table:table-cell table:style-name="ce44" office:value-type="string" table:number-columns-spanned="1" table:number-rows-spanned="8">
            <text:p>문의게시판</text:p>
          </table:table-cell>
          <table:table-cell table:style-name="ce47" office:value-type="string">
            <text:p>배송문의<text:span text:style-name="T1">/</text:span><text:span text:style-name="T2">상품문의</text:span><text:span text:style-name="T3"> </text:span><text:span text:style-name="T2">게시판</text:span><text:span text:style-name="T3"> </text:span><text:span text:style-name="T2">조회배송문의</text:span><text:span text:style-name="T3">/</text:span><text:span text:style-name="T2">상품문의</text:span><text:span text:style-name="T3"> </text:span><text:span text:style-name="T2">게시판</text:span><text:span text:style-name="T3"> </text:span><text:span text:style-name="T2">조회배송문의</text:span><text:span text:style-name="T3">/</text:span><text:span text:style-name="T2">상품문의</text:span><text:span text:style-name="T3"> </text:span><text:span text:style-name="T2">게시판</text:span><text:span text:style-name="T3"> </text:span><text:span text:style-name="T2">조회배송문의</text:span><text:span text:style-name="T3">/</text:span><text:span text:style-name="T2">상품문의</text:span><text:span text:style-name="T3"> </text:span><text:span text:style-name="T2">게시판</text:span><text:span text:style-name="T3"> </text:span><text:span text:style-name="T2">조회</text:span>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배송문의/상품문의 게시판 작성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6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배송문의<text:span text:style-name="T1">/</text:span><text:span text:style-name="T2">상품문의</text:span><text:span text:style-name="T3"> </text:span><text:span text:style-name="T2">게시판</text:span><text:span text:style-name="T3"> </text:span><text:span text:style-name="T2">수정배송문의</text:span><text:span text:style-name="T3">/</text:span><text:span text:style-name="T2">상품문의</text:span><text:span text:style-name="T3"> </text:span><text:span text:style-name="T2">게시판</text:span><text:span text:style-name="T3"> </text:span><text:span text:style-name="T2">수정배송문의</text:span><text:span text:style-name="T3">/</text:span><text:span text:style-name="T2">상품문의</text:span><text:span text:style-name="T3"> </text:span><text:span text:style-name="T2">게시판</text:span><text:span text:style-name="T3"> </text:span><text:span text:style-name="T2">수정배송문의</text:span><text:span text:style-name="T3">/</text:span><text:span text:style-name="T2">상품문의</text:span><text:span text:style-name="T3"> </text:span><text:span text:style-name="T2">게시판</text:span><text:span text:style-name="T3"> </text:span><text:span text:style-name="T2">수정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배송문의/상품의 게시판 삭제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table-cell table:style-name="ce34" office:value-type="string" table:number-columns-spanned="1" table:number-rows-spanned="4">
            <text:p>RM-A01-013</text:p>
          </table:table-cell>
          <table:covered-table-cell table:style-name="ce44"/>
          <table:table-cell table:style-name="ce47" office:value-type="string">
            <text:p>문의 게시판 댓글 조회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문의 게시판 댓글 작성</text:p>
          </table:table-cell>
          <table:table-cell table:style-name="ce34" office:value-type="string">
            <text:p>기능</text:p>
          </table:table-cell>
          <table:table-cell table:style-name="ce34"/>
          <table:table-cell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문의 게시판 댓글 수정</text:p>
          </table:table-cell>
          <table:table-cell table:style-name="ce34" office:value-type="string">
            <text:p>기능</text:p>
          </table:table-cell>
          <table:table-cell table:style-name="ce34"/>
          <table:table-cell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문의 게시판 댓글 삭제</text:p>
          </table:table-cell>
          <table:table-cell table:style-name="ce34" office:value-type="string">
            <text:p>기능</text:p>
          </table:table-cell>
          <table:table-cell table:style-name="ce34"/>
          <table:table-cell table:number-columns-repeated="2"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table-cell table:style-name="ce34" office:value-type="string">
            <text:p>RM-A01-014</text:p>
          </table:table-cell>
          <table:table-cell table:style-name="ce44" office:value-type="string" table:number-columns-spanned="1" table:number-rows-spanned="5">
            <text:p>쿠폰발급</text:p>
          </table:table-cell>
          <table:table-cell table:style-name="ce47" office:value-type="string">
            <text:p>할인 쿠폰 생성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7">
          <table:covered-table-cell table:style-name="ce34"/>
          <table:covered-table-cell table:style-name="ce35"/>
          <table:table-cell table:style-name="ce34" office:value-type="string">
            <text:p>RM-A01-015</text:p>
          </table:table-cell>
          <table:covered-table-cell table:style-name="ce44"/>
          <table:table-cell table:style-name="ce47" office:value-type="string">
            <text:p>매달<text:span text:style-name="T1"> </text:span><text:span text:style-name="T2">생일인</text:span><text:span text:style-name="T3"> </text:span><text:span text:style-name="T2">고객에게</text:span><text:span text:style-name="T3"> </text:span><text:span text:style-name="T2">할인쿠폰</text:span><text:span text:style-name="T3"> </text:span><text:span text:style-name="T2">발급매달</text:span><text:span text:style-name="T3"> </text:span><text:span text:style-name="T2">생일인</text:span><text:span text:style-name="T3"> </text:span><text:span text:style-name="T2">고객에게</text:span><text:span text:style-name="T3"> </text:span><text:span text:style-name="T2">할인쿠폰</text:span><text:span text:style-name="T3"> </text:span><text:span text:style-name="T2">발급매달</text:span><text:span text:style-name="T3"> </text:span><text:span text:style-name="T2">생일인</text:span><text:span text:style-name="T3"> </text:span><text:span text:style-name="T2">고객에게</text:span><text:span text:style-name="T3"> </text:span><text:span text:style-name="T2">할인쿠폰</text:span><text:span text:style-name="T3"> </text:span><text:span text:style-name="T2">발급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table-cell table:style-name="ce34" office:value-type="string">
            <text:p>RM-A01-016</text:p>
          </table:table-cell>
          <table:covered-table-cell table:style-name="ce44"/>
          <table:table-cell table:style-name="ce47" office:value-type="string">
            <text:p>구매 건수에 따른 회원등급으로 매달 할인쿠폰 발급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8">
          <table:covered-table-cell table:style-name="ce34"/>
          <table:covered-table-cell table:style-name="ce35"/>
          <table:table-cell table:style-name="ce34" office:value-type="string">
            <text:p>RM-A01-017</text:p>
          </table:table-cell>
          <table:covered-table-cell table:style-name="ce44"/>
          <table:table-cell table:style-name="ce47" office:value-type="string">
            <text:p>연속<text:span text:style-name="T1"> </text:span><text:span text:style-name="T1">15</text:span><text:span text:style-name="T2">일이상</text:span><text:span text:style-name="T3"> </text:span><text:span text:style-name="T2">출석체크</text:span><text:span text:style-name="T3"> </text:span><text:span text:style-name="T2">이벤트에</text:span><text:span text:style-name="T3"> </text:span><text:span text:style-name="T2">도장을</text:span><text:span text:style-name="T3"> </text:span><text:span text:style-name="T2">찍으면</text:span><text:span text:style-name="T3"> </text:span><text:span text:style-name="T2">할인쿠폰</text:span><text:span text:style-name="T3"> </text:span><text:span text:style-name="T2">발급연속</text:span><text:span text:style-name="T3"> </text:span><text:span text:style-name="T3">15</text:span><text:span text:style-name="T2">일이상</text:span><text:span text:style-name="T3"> </text:span><text:span text:style-name="T2">출석체크</text:span><text:span text:style-name="T3"> </text:span><text:span text:style-name="T2">이벤트에</text:span><text:span text:style-name="T3"> </text:span><text:span text:style-name="T2">도장을</text:span><text:span text:style-name="T3"> </text:span><text:span text:style-name="T2">찍으면</text:span><text:span text:style-name="T3"> </text:span><text:span text:style-name="T2">할인쿠폰</text:span><text:span text:style-name="T3"> </text:span><text:span text:style-name="T2">발급연속</text:span><text:span text:style-name="T3"> </text:span><text:span text:style-name="T3">15</text:span><text:span text:style-name="T2">일이상</text:span><text:span text:style-name="T3"> </text:span><text:span text:style-name="T2">출석체크</text:span><text:span text:style-name="T3"> </text:span><text:span text:style-name="T2">이벤트에</text:span><text:span text:style-name="T3"> </text:span><text:span text:style-name="T2">도장을</text:span><text:span text:style-name="T3"> </text:span><text:span text:style-name="T2">찍으면</text:span><text:span text:style-name="T3"> </text:span><text:span text:style-name="T2">할인쿠폰</text:span><text:span text:style-name="T3"> </text:span><text:span text:style-name="T2">발급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table-cell table:style-name="ce34" office:value-type="string">
            <text:p>RM-A01-018</text:p>
          </table:table-cell>
          <table:covered-table-cell table:style-name="ce44"/>
          <table:table-cell table:style-name="ce50" office:value-type="string">
            <text:p>고객 마이페이지에서 할인쿠폰 조회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1">
          <table:covered-table-cell table:style-name="ce34"/>
          <table:covered-table-cell table:style-name="ce35"/>
          <table:table-cell table:style-name="ce34" office:value-type="string" table:number-columns-spanned="1" table:number-rows-spanned="4">
            <text:p>RM-A01-019</text:p>
          </table:table-cell>
          <table:table-cell table:style-name="ce44" office:value-type="string" table:number-columns-spanned="1" table:number-rows-spanned="4">
            <text:p>공지사항<text:span text:style-name="T1"> 공지사항 공지사항 </text:span></text:p>
          </table:table-cell>
          <table:table-cell table:style-name="ce47" office:value-type="string">
            <text:p>공지사항 &amp; 자주 묻는 질문 등록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7">
          <table:covered-table-cell table:style-name="ce34"/>
          <table:covered-table-cell table:style-name="ce35"/>
          <table:covered-table-cell table:style-name="ce34"/>
          <table:covered-table-cell table:style-name="ce45"/>
          <table:table-cell table:style-name="ce47" office:value-type="string">
            <text:p>공지사항<text:span text:style-name="T1"> </text:span><text:span text:style-name="T1">&amp; </text:span><text:span text:style-name="T2">자주</text:span><text:span text:style-name="T3"> </text:span><text:span text:style-name="T2">묻는</text:span><text:span text:style-name="T3"> </text:span><text:span text:style-name="T2">질문</text:span><text:span text:style-name="T3"> </text:span><text:span text:style-name="T2">조회공지사항</text:span><text:span text:style-name="T3"> </text:span><text:span text:style-name="T3">&amp; </text:span><text:span text:style-name="T2">자주</text:span><text:span text:style-name="T3"> </text:span><text:span text:style-name="T2">묻는</text:span><text:span text:style-name="T3"> </text:span><text:span text:style-name="T2">질문</text:span><text:span text:style-name="T3"> </text:span><text:span text:style-name="T2">조회공지사항</text:span><text:span text:style-name="T3"> </text:span><text:span text:style-name="T3">&amp; </text:span><text:span text:style-name="T2">자주</text:span><text:span text:style-name="T3"> </text:span><text:span text:style-name="T2">묻는</text:span><text:span text:style-name="T3"> </text:span><text:span text:style-name="T2">질문</text:span><text:span text:style-name="T3"> </text:span><text:span text:style-name="T2">조회</text:span>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17">
          <table:covered-table-cell table:style-name="ce34"/>
          <table:covered-table-cell table:style-name="ce35"/>
          <table:covered-table-cell table:style-name="ce34"/>
          <table:covered-table-cell table:style-name="ce45"/>
          <table:table-cell table:style-name="ce47" office:value-type="string">
            <text:p>공지사항<text:span text:style-name="T1"> </text:span><text:span text:style-name="T1">&amp; </text:span><text:span text:style-name="T2">자주</text:span><text:span text:style-name="T3"> </text:span><text:span text:style-name="T2">묻는</text:span><text:span text:style-name="T3"> </text:span><text:span text:style-name="T2">질문</text:span><text:span text:style-name="T3"> </text:span><text:span text:style-name="T2">수정공지사항</text:span><text:span text:style-name="T3"> </text:span><text:span text:style-name="T3">&amp; </text:span><text:span text:style-name="T2">자주</text:span><text:span text:style-name="T3"> </text:span><text:span text:style-name="T2">묻는</text:span><text:span text:style-name="T3"> </text:span><text:span text:style-name="T2">질문</text:span><text:span text:style-name="T3"> </text:span><text:span text:style-name="T2">수정공지사항</text:span><text:span text:style-name="T3"> </text:span><text:span text:style-name="T3">&amp; </text:span><text:span text:style-name="T2">자주</text:span><text:span text:style-name="T3"> </text:span><text:span text:style-name="T2">묻는</text:span><text:span text:style-name="T3"> </text:span><text:span text:style-name="T2">질문</text:span><text:span text:style-name="T3"> </text:span><text:span text:style-name="T2">수정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7">
          <table:covered-table-cell table:style-name="ce34"/>
          <table:covered-table-cell table:style-name="ce35"/>
          <table:covered-table-cell table:style-name="ce34"/>
          <table:covered-table-cell table:style-name="ce45"/>
          <table:table-cell table:style-name="ce47" office:value-type="string">
            <text:p>공지사항<text:span text:style-name="T1"> </text:span><text:span text:style-name="T1">&amp; </text:span><text:span text:style-name="T2">자주</text:span><text:span text:style-name="T3"> </text:span><text:span text:style-name="T2">묻는</text:span><text:span text:style-name="T3"> </text:span><text:span text:style-name="T2">질문</text:span><text:span text:style-name="T3"> </text:span><text:span text:style-name="T2">삭제공지사항</text:span><text:span text:style-name="T3"> </text:span><text:span text:style-name="T3">&amp; </text:span><text:span text:style-name="T2">자주</text:span><text:span text:style-name="T3"> </text:span><text:span text:style-name="T2">묻는</text:span><text:span text:style-name="T3"> </text:span><text:span text:style-name="T2">질문</text:span><text:span text:style-name="T3"> </text:span><text:span text:style-name="T2">삭제공지사항</text:span><text:span text:style-name="T3"> </text:span><text:span text:style-name="T3">&amp; </text:span><text:span text:style-name="T2">자주</text:span><text:span text:style-name="T3"> </text:span><text:span text:style-name="T2">묻는</text:span><text:span text:style-name="T3"> </text:span><text:span text:style-name="T2">질문</text:span><text:span text:style-name="T3"> </text:span><text:span text:style-name="T2">삭제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table-cell table:style-name="ce34" office:value-type="string" table:number-columns-spanned="1" table:number-rows-spanned="4">
            <text:p>RM-A01-020</text:p>
          </table:table-cell>
          <table:table-cell table:style-name="ce44" office:value-type="string" table:number-columns-spanned="1" table:number-rows-spanned="4">
            <text:p>상품관리</text:p>
          </table:table-cell>
          <table:table-cell table:style-name="ce47" office:value-type="string">
            <text:p>상품<text:span text:style-name="T1"> </text:span><text:span text:style-name="T2">카테고리</text:span><text:span text:style-name="T3"> </text:span><text:span text:style-name="T2">조회상품</text:span><text:span text:style-name="T3"> </text:span><text:span text:style-name="T2">카테고리</text:span><text:span text:style-name="T3"> </text:span><text:span text:style-name="T2">조회상품</text:span><text:span text:style-name="T3"> </text:span><text:span text:style-name="T2">카테고리</text:span><text:span text:style-name="T3"> </text:span><text:span text:style-name="T2">조회</text:span>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상품<text:span text:style-name="T1"> </text:span><text:span text:style-name="T2">카테고리</text:span><text:span text:style-name="T3"> </text:span><text:span text:style-name="T2">수정상품</text:span><text:span text:style-name="T3"> </text:span><text:span text:style-name="T2">카테고리</text:span><text:span text:style-name="T3"> </text:span><text:span text:style-name="T2">수정상품</text:span><text:span text:style-name="T3"> </text:span><text:span text:style-name="T2">카테고리</text:span><text:span text:style-name="T3"> </text:span><text:span text:style-name="T2">수정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상품<text:span text:style-name="T1"> </text:span><text:span text:style-name="T2">카테고리</text:span><text:span text:style-name="T3"> </text:span><text:span text:style-name="T2">삭제상품</text:span><text:span text:style-name="T3"> </text:span><text:span text:style-name="T2">카테고리</text:span><text:span text:style-name="T3"> </text:span><text:span text:style-name="T2">삭제상품</text:span><text:span text:style-name="T3"> </text:span><text:span text:style-name="T2">카테고리</text:span><text:span text:style-name="T3"> </text:span><text:span text:style-name="T2">삭제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9">
          <table:covered-table-cell table:style-name="ce34"/>
          <table:covered-table-cell table:style-name="ce35"/>
          <table:covered-table-cell table:style-name="ce34"/>
          <table:covered-table-cell table:style-name="ce44"/>
          <table:table-cell table:style-name="ce47" office:value-type="string">
            <text:p>상품 카테고리 추가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20">
          <table:covered-table-cell table:style-name="ce34"/>
          <table:covered-table-cell table:style-name="ce35"/>
          <table:table-cell table:style-name="ce34" office:value-type="string">
            <text:p>RM-A01-021</text:p>
          </table:table-cell>
          <table:table-cell table:style-name="ce44" office:value-type="string" table:number-columns-spanned="1" table:number-rows-spanned="2">
            <text:p>스타일링</text:p>
          </table:table-cell>
          <table:table-cell table:style-name="ce47" office:value-type="string">
            <text:p>본인의<text:span text:style-name="T1"> </text:span><text:span text:style-name="T2">사진</text:span><text:span text:style-name="T3"> </text:span><text:span text:style-name="T2">등록</text:span><text:span text:style-name="T3"> </text:span><text:span text:style-name="T2">후</text:span><text:span text:style-name="T3"> </text:span><text:span text:style-name="T3">WatsonClovar </text:span><text:span text:style-name="T2">얼굴인식</text:span><text:span text:style-name="T3"> </text:span><text:span text:style-name="T3">API </text:span><text:span text:style-name="T2">사용하여</text:span><text:span text:style-name="T3"> </text:span><text:span text:style-name="T2">유사</text:span><text:span text:style-name="T3"> </text:span><text:span text:style-name="T2">연애인을</text:span><text:span text:style-name="T3"> </text:span><text:span text:style-name="T2">보여준다</text:span><text:span text:style-name="T3">.</text:span><text:span text:style-name="T3">본인의 </text:span><text:span text:style-name="T2">사진</text:span><text:span text:style-name="T3"> </text:span><text:span text:style-name="T2">등록</text:span><text:span text:style-name="T3"> </text:span><text:span text:style-name="T2">후</text:span><text:span text:style-name="T3"> </text:span><text:span text:style-name="T3">WatsonClovar </text:span><text:span text:style-name="T2">얼굴인식</text:span><text:span text:style-name="T3"> </text:span><text:span text:style-name="T3">API </text:span><text:span text:style-name="T2">사용하여</text:span><text:span text:style-name="T3"> </text:span><text:span text:style-name="T2">유사</text:span><text:span text:style-name="T3"> </text:span><text:span text:style-name="T2">연애인을</text:span><text:span text:style-name="T3"> </text:span><text:span text:style-name="T2">보여준다</text:span><text:span text:style-name="T3">.</text:span><text:span text:style-name="T3">본인의 </text:span><text:span text:style-name="T2">사진</text:span><text:span text:style-name="T3"> </text:span><text:span text:style-name="T2">등록</text:span><text:span text:style-name="T3"> </text:span><text:span text:style-name="T2">후</text:span><text:span text:style-name="T3"> </text:span><text:span text:style-name="T3">WatsonClovar </text:span><text:span text:style-name="T2">얼굴인식</text:span><text:span text:style-name="T3"> </text:span><text:span text:style-name="T3">API </text:span><text:span text:style-name="T2">사용하여</text:span><text:span text:style-name="T3"> </text:span><text:span text:style-name="T2">유사</text:span><text:span text:style-name="T3"> </text:span><text:span text:style-name="T2">연애인을</text:span><text:span text:style-name="T3"> </text:span><text:span text:style-name="T2">보여준다</text:span><text:span text:style-name="T3">.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7">
          <table:covered-table-cell table:style-name="ce34"/>
          <table:covered-table-cell table:style-name="ce35"/>
          <table:table-cell table:style-name="ce34" office:value-type="string">
            <text:p>RM-A01-022</text:p>
          </table:table-cell>
          <table:covered-table-cell table:style-name="ce44"/>
          <table:table-cell table:style-name="ce47" office:value-type="string">
            <text:p>본인과<text:span text:style-name="T1"> </text:span><text:span text:style-name="T2">유사</text:span><text:span text:style-name="T3"> </text:span><text:span text:style-name="T2">연예인의</text:span><text:span text:style-name="T3"> </text:span><text:span text:style-name="T2">스타일링</text:span><text:span text:style-name="T3"> </text:span><text:span text:style-name="T2">목록</text:span><text:span text:style-name="T3"> </text:span><text:span text:style-name="T2">출력본인과</text:span><text:span text:style-name="T3"> </text:span><text:span text:style-name="T2">유사</text:span><text:span text:style-name="T3"> </text:span><text:span text:style-name="T2">연예인의</text:span><text:span text:style-name="T3"> </text:span><text:span text:style-name="T2">스타일링</text:span><text:span text:style-name="T3"> </text:span><text:span text:style-name="T2">목록</text:span><text:span text:style-name="T3"> </text:span><text:span text:style-name="T2">출력본인과</text:span><text:span text:style-name="T3"> </text:span><text:span text:style-name="T2">유사</text:span><text:span text:style-name="T3"> </text:span><text:span text:style-name="T2">연예인의</text:span><text:span text:style-name="T3"> </text:span><text:span text:style-name="T2">스타일링</text:span><text:span text:style-name="T3"> </text:span><text:span text:style-name="T2">목록</text:span><text:span text:style-name="T3"> </text:span><text:span text:style-name="T2">출력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6">
          <table:table-cell table:style-name="ce34" office:value-type="string" table:number-columns-spanned="1" table:number-rows-spanned="14">
            <text:p>홈페이지</text:p>
          </table:table-cell>
          <table:table-cell table:style-name="ce34" office:value-type="string" table:number-columns-spanned="1" table:number-rows-spanned="2">
            <text:p>문의 게시판</text:p>
          </table:table-cell>
          <table:table-cell table:style-name="ce34" office:value-type="string" table:number-columns-spanned="1" table:number-rows-spanned="2">
            <text:p>RM-A02-001</text:p>
          </table:table-cell>
          <table:table-cell table:style-name="ce44" office:value-type="string" table:number-columns-spanned="1" table:number-rows-spanned="2">
            <text:p>장바구니</text:p>
          </table:table-cell>
          <table:table-cell table:style-name="ce47" office:value-type="string">
            <text:p>상품<text:span text:style-name="T1"> </text:span><text:span text:style-name="T2">상세정보에서</text:span><text:span text:style-name="T3"> </text:span><text:span text:style-name="T2">옵션을</text:span><text:span text:style-name="T3"> </text:span><text:span text:style-name="T2">선택하여</text:span><text:span text:style-name="T3"> </text:span><text:span text:style-name="T2">자신의</text:span><text:span text:style-name="T3"> </text:span><text:span text:style-name="T2">장바구니에</text:span><text:span text:style-name="T3"> </text:span><text:span text:style-name="T2">상품</text:span><text:span text:style-name="T3"> </text:span><text:span text:style-name="T2">담기상품</text:span><text:span text:style-name="T3"> </text:span><text:span text:style-name="T2">상세정보에서</text:span><text:span text:style-name="T3"> </text:span><text:span text:style-name="T2">옵션을</text:span><text:span text:style-name="T3"> </text:span><text:span text:style-name="T2">선택하여</text:span><text:span text:style-name="T3"> </text:span><text:span text:style-name="T2">자신의</text:span><text:span text:style-name="T3"> </text:span><text:span text:style-name="T2">장바구니에</text:span><text:span text:style-name="T3"> </text:span><text:span text:style-name="T2">상품</text:span><text:span text:style-name="T3"> </text:span><text:span text:style-name="T2">담기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7">
          <table:covered-table-cell table:number-columns-repeated="3" table:style-name="ce34"/>
          <table:covered-table-cell table:style-name="ce44"/>
          <table:table-cell table:style-name="ce47" office:value-type="string">
            <text:p>장바구니<text:span text:style-name="T1"> </text:span><text:span text:style-name="T2">목록</text:span><text:span text:style-name="T3"> </text:span><text:span text:style-name="T2">전체선택</text:span><text:span text:style-name="T3">/ </text:span><text:span text:style-name="T2">전체해제</text:span><text:span text:style-name="T3">/</text:span><text:span text:style-name="T2">선택항목</text:span><text:span text:style-name="T3"> </text:span><text:span text:style-name="T2">장바구니해제장바구니</text:span><text:span text:style-name="T3"> </text:span><text:span text:style-name="T2">목록</text:span><text:span text:style-name="T3"> </text:span><text:span text:style-name="T2">전체선택</text:span><text:span text:style-name="T3">/ </text:span><text:span text:style-name="T2">전체해제</text:span><text:span text:style-name="T3">/</text:span><text:span text:style-name="T2">선택항목</text:span><text:span text:style-name="T3"> </text:span><text:span text:style-name="T2">장바구니해제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4">
          <table:covered-table-cell table:style-name="ce34"/>
          <table:table-cell table:style-name="ce38" office:value-type="string">
            <text:p>마이페이지</text:p>
          </table:table-cell>
          <table:table-cell table:style-name="ce38" office:value-type="string">
            <text:p>RM-A02-002</text:p>
          </table:table-cell>
          <table:table-cell table:style-name="ce44" office:value-type="string" table:number-columns-spanned="1" table:number-rows-spanned="2">
            <text:p>상품주문</text:p>
          </table:table-cell>
          <table:table-cell table:style-name="ce47" office:value-type="string">
            <text:p>장바구니에<text:span text:style-name="T1"> </text:span><text:span text:style-name="T2">있는</text:span><text:span text:style-name="T3"> </text:span><text:span text:style-name="T2">목록들</text:span><text:span text:style-name="T3"> </text:span><text:span text:style-name="T2">선택하여</text:span><text:span text:style-name="T3"> </text:span><text:span text:style-name="T2">주문장바구니에</text:span><text:span text:style-name="T3"> </text:span><text:span text:style-name="T2">있는</text:span><text:span text:style-name="T3"> </text:span><text:span text:style-name="T2">목록들</text:span><text:span text:style-name="T3"> </text:span><text:span text:style-name="T2">선택하여</text:span><text:span text:style-name="T3"> </text:span><text:span text:style-name="T2">주문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4">
          <table:covered-table-cell table:style-name="ce34"/>
          <table:table-cell table:style-name="ce38"/>
          <table:table-cell table:style-name="ce38" office:value-type="string">
            <text:p>RM-A02-003</text:p>
          </table:table-cell>
          <table:covered-table-cell table:style-name="ce44"/>
          <table:table-cell table:style-name="ce47" office:value-type="string">
            <text:p>고객이<text:span text:style-name="T1"> </text:span><text:span text:style-name="T2">주문한</text:span><text:span text:style-name="T3"> </text:span><text:span text:style-name="T2">사항을</text:span><text:span text:style-name="T3"> </text:span><text:span text:style-name="T2">확인</text:span><text:span text:style-name="T3"> </text:span><text:span text:style-name="T2">및</text:span><text:span text:style-name="T3"> </text:span><text:span text:style-name="T2">관리고객이</text:span><text:span text:style-name="T3"> </text:span><text:span text:style-name="T2">주문한</text:span><text:span text:style-name="T3"> </text:span><text:span text:style-name="T2">사항을</text:span><text:span text:style-name="T3"> </text:span><text:span text:style-name="T2">확인</text:span><text:span text:style-name="T3"> </text:span><text:span text:style-name="T2">및</text:span><text:span text:style-name="T3"> </text:span><text:span text:style-name="T2">관리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4"/>
          <table:table-cell table:style-name="ce38"/>
          <table:table-cell table:style-name="ce38" office:value-type="string">
            <text:p>RM-A02-004</text:p>
          </table:table-cell>
          <table:table-cell table:style-name="ce44" office:value-type="string">
            <text:p>관심상품</text:p>
          </table:table-cell>
          <table:table-cell table:style-name="ce47" office:value-type="string">
            <text:p>고객이<text:span text:style-name="T1"> </text:span><text:span text:style-name="T2">관심있는</text:span><text:span text:style-name="T3"> </text:span><text:span text:style-name="T2">상품</text:span><text:span text:style-name="T3"> </text:span><text:span text:style-name="T2">출력고객이</text:span><text:span text:style-name="T3"> </text:span><text:span text:style-name="T2">관심있는</text:span><text:span text:style-name="T3"> </text:span><text:span text:style-name="T2">상품</text:span><text:span text:style-name="T3"> </text:span><text:span text:style-name="T2">출력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7">
          <table:covered-table-cell table:style-name="ce34"/>
          <table:table-cell table:style-name="ce38"/>
          <table:table-cell table:style-name="ce38" office:value-type="string">
            <text:p>RM-A02-005</text:p>
          </table:table-cell>
          <table:table-cell table:style-name="ce44" office:value-type="string" table:number-columns-spanned="1" table:number-rows-spanned="2">
            <text:p>상품결제</text:p>
          </table:table-cell>
          <table:table-cell table:style-name="ce47" office:value-type="string">
            <text:p>고객이<text:span text:style-name="T1"> </text:span><text:span text:style-name="T2">물품</text:span><text:span text:style-name="T3"> </text:span><text:span text:style-name="T2">가격에</text:span><text:span text:style-name="T3"> </text:span><text:span text:style-name="T2">맞게</text:span><text:span text:style-name="T3"> </text:span><text:span text:style-name="T2">포인트</text:span><text:span text:style-name="T3"> </text:span><text:span text:style-name="T2">결제가</text:span><text:span text:style-name="T3"> </text:span><text:span text:style-name="T2">가능고객이</text:span><text:span text:style-name="T3"> </text:span><text:span text:style-name="T2">물품</text:span><text:span text:style-name="T3"> </text:span><text:span text:style-name="T2">가격에</text:span><text:span text:style-name="T3"> </text:span><text:span text:style-name="T2">맞게</text:span><text:span text:style-name="T3"> </text:span><text:span text:style-name="T2">포인트</text:span><text:span text:style-name="T3"> </text:span><text:span text:style-name="T2">결제가</text:span><text:span text:style-name="T3"> </text:span><text:span text:style-name="T2">가능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7">
          <table:covered-table-cell table:style-name="ce34"/>
          <table:table-cell table:style-name="ce38"/>
          <table:table-cell table:style-name="ce38" office:value-type="string">
            <text:p>RM-A02-006</text:p>
          </table:table-cell>
          <table:covered-table-cell table:style-name="ce44"/>
          <table:table-cell table:style-name="ce47" office:value-type="string">
            <text:p>충전시<text:span text:style-name="T1"> </text:span><text:span text:style-name="T2">원하는</text:span><text:span text:style-name="T3"> </text:span><text:span text:style-name="T2">카드사를</text:span><text:span text:style-name="T3"> </text:span><text:span text:style-name="T2">선택하여</text:span><text:span text:style-name="T3"> </text:span><text:span text:style-name="T2">충전</text:span><text:span text:style-name="T3"> </text:span><text:span text:style-name="T2">가능충전시</text:span><text:span text:style-name="T3"> </text:span><text:span text:style-name="T2">원하는</text:span><text:span text:style-name="T3"> </text:span><text:span text:style-name="T2">카드사를</text:span><text:span text:style-name="T3"> </text:span><text:span text:style-name="T2">선택하여</text:span><text:span text:style-name="T3"> </text:span><text:span text:style-name="T2">충전</text:span><text:span text:style-name="T3"> </text:span><text:span text:style-name="T2">가능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1">
          <table:covered-table-cell table:style-name="ce34"/>
          <table:table-cell table:style-name="ce34" table:number-columns-spanned="1" table:number-rows-spanned="4"/>
          <table:table-cell table:style-name="ce34" office:value-type="string" table:number-columns-spanned="1" table:number-rows-spanned="4">
            <text:p>RM-A02-007</text:p>
          </table:table-cell>
          <table:table-cell table:style-name="ce44" office:value-type="string" table:number-columns-spanned="1" table:number-rows-spanned="4">
            <text:p>카드사<text:span text:style-name="T1"> </text:span><text:span text:style-name="T2">관리카드사</text:span><text:span text:style-name="T3"> </text:span><text:span text:style-name="T2">관리</text:span></text:p>
          </table:table-cell>
          <table:table-cell table:style-name="ce47" office:value-type="string">
            <text:p>카드사<text:span text:style-name="T1"> </text:span><text:span text:style-name="T2">등록카드사</text:span><text:span text:style-name="T3"> </text:span><text:span text:style-name="T2">등록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number-columns-repeated="3" table:style-name="ce34"/>
          <table:covered-table-cell table:style-name="ce45"/>
          <table:table-cell table:style-name="ce47" office:value-type="string">
            <text:p>카드사<text:span text:style-name="T1"> </text:span><text:span text:style-name="T2">조회카드사</text:span><text:span text:style-name="T3"> </text:span><text:span text:style-name="T2">조회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1">
          <table:covered-table-cell table:number-columns-repeated="3" table:style-name="ce34"/>
          <table:covered-table-cell table:style-name="ce45"/>
          <table:table-cell table:style-name="ce47" office:value-type="string">
            <text:p>카드사<text:span text:style-name="T1"> </text:span><text:span text:style-name="T2">추가카드사</text:span><text:span text:style-name="T3"> </text:span><text:span text:style-name="T2">추가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number-columns-repeated="3" table:style-name="ce34"/>
          <table:covered-table-cell table:style-name="ce45"/>
          <table:table-cell table:style-name="ce51" office:value-type="string">
            <text:p>카드사<text:span text:style-name="T1"> </text:span><text:span text:style-name="T2">삭제</text:span><text:span text:style-name="T3"> 카드사 </text:span><text:span text:style-name="T2">삭제</text:span><text:span text:style-name="T3"> 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7">
          <table:covered-table-cell table:style-name="ce34"/>
          <table:table-cell table:style-name="ce34"/>
          <table:table-cell table:style-name="ce34" office:value-type="string">
            <text:p>RM-A02-008</text:p>
          </table:table-cell>
          <table:table-cell table:style-name="ce44" office:value-type="string" table:number-columns-spanned="1" table:number-rows-spanned="3">
            <text:p>주문내역</text:p>
          </table:table-cell>
          <table:table-cell table:style-name="ce47" office:value-type="string">
            <text:p>마이페이지에<text:span text:style-name="T1"> </text:span><text:span text:style-name="T2">있는</text:span><text:span text:style-name="T3"> </text:span><text:span text:style-name="T2">달력을</text:span><text:span text:style-name="T3"> </text:span><text:span text:style-name="T2">통해</text:span><text:span text:style-name="T3"> </text:span><text:span text:style-name="T2">한눈에</text:span><text:span text:style-name="T3"> </text:span><text:span text:style-name="T2">주문일정</text:span><text:span text:style-name="T3"> </text:span><text:span text:style-name="T2">확인마이페이지에</text:span><text:span text:style-name="T3"> </text:span><text:span text:style-name="T2">있는</text:span><text:span text:style-name="T3"> </text:span><text:span text:style-name="T2">달력을</text:span><text:span text:style-name="T3"> </text:span><text:span text:style-name="T2">통해</text:span><text:span text:style-name="T3"> </text:span><text:span text:style-name="T2">한눈에</text:span><text:span text:style-name="T3"> </text:span><text:span text:style-name="T2">주문일정</text:span><text:span text:style-name="T3"> </text:span><text:span text:style-name="T2">확인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21">
          <table:covered-table-cell table:style-name="ce34"/>
          <table:table-cell table:style-name="ce34"/>
          <table:table-cell table:style-name="ce34" office:value-type="string">
            <text:p>RM-A02-009</text:p>
          </table:table-cell>
          <table:covered-table-cell table:style-name="ce44"/>
          <table:table-cell table:style-name="ce47" office:value-type="string">
            <text:p>마이페이지를<text:span text:style-name="T1"> </text:span><text:span text:style-name="T2">통해</text:span><text:span text:style-name="T3"> </text:span><text:span text:style-name="T2">상품별</text:span><text:span text:style-name="T3"> </text:span><text:span text:style-name="T2">주문내역</text:span><text:span text:style-name="T3"> </text:span><text:span text:style-name="T2">확인마이페이지를</text:span><text:span text:style-name="T3"> </text:span><text:span text:style-name="T2">통해</text:span><text:span text:style-name="T3"> </text:span><text:span text:style-name="T2">상품별</text:span><text:span text:style-name="T3"> </text:span><text:span text:style-name="T2">주문내역</text:span><text:span text:style-name="T3"> </text:span><text:span text:style-name="T2">확인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22">
          <table:covered-table-cell table:style-name="ce34"/>
          <table:table-cell table:style-name="ce34"/>
          <table:table-cell table:style-name="ce34" office:value-type="string">
            <text:p>RM-A02-010</text:p>
          </table:table-cell>
          <table:covered-table-cell table:style-name="ce44"/>
          <table:table-cell table:style-name="ce48" office:value-type="string">
            <text:p>7<text:span text:style-name="T4">일</text:span><text:span text:style-name="T3"> </text:span><text:span text:style-name="T2">이내</text:span><text:span text:style-name="T3"> </text:span><text:span text:style-name="T2">주문</text:span><text:span text:style-name="T3"> </text:span><text:span text:style-name="T2">취소</text:span><text:span text:style-name="T3"> </text:span><text:span text:style-name="T2">및</text:span><text:span text:style-name="T3"> </text:span><text:span text:style-name="T2">반품</text:span><text:span text:style-name="T3"> </text:span><text:span text:style-name="T2">가능</text:span><text:span text:style-name="T2">7</text:span><text:span text:style-name="T2">일</text:span><text:span text:style-name="T3"> </text:span><text:span text:style-name="T2">이내</text:span><text:span text:style-name="T3"> </text:span><text:span text:style-name="T2">주문</text:span><text:span text:style-name="T3"> </text:span><text:span text:style-name="T2">취소</text:span><text:span text:style-name="T3"> </text:span><text:span text:style-name="T2">및</text:span><text:span text:style-name="T3"> </text:span><text:span text:style-name="T2">반품</text:span><text:span text:style-name="T3"> </text:span><text:span text:style-name="T2">가능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21">
          <table:table-cell table:style-name="ce35" office:value-type="string" table:number-columns-spanned="1" table:number-rows-spanned="16">
            <text:p>게임</text:p>
          </table:table-cell>
          <table:table-cell table:style-name="ce34" office:value-type="string" table:number-columns-spanned="1" table:number-rows-spanned="3">
            <text:p>채팅</text:p>
          </table:table-cell>
          <table:table-cell table:style-name="ce34" office:value-type="string" table:number-columns-spanned="1" table:number-rows-spanned="3">
            <text:p>RM-A03-001</text:p>
          </table:table-cell>
          <table:table-cell table:style-name="ce46" office:value-type="string" table:number-columns-spanned="1" table:number-rows-spanned="3">
            <text:p>배송업체관리</text:p>
          </table:table-cell>
          <table:table-cell table:style-name="ce47" office:value-type="string">
            <text:p>배송업체<text:span text:style-name="T1"> </text:span><text:span text:style-name="T2">조회배송업체</text:span><text:span text:style-name="T3"> </text:span><text:span text:style-name="T2">조회</text:span>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21">
          <table:covered-table-cell table:style-name="ce35"/>
          <table:covered-table-cell table:number-columns-repeated="2" table:style-name="ce34"/>
          <table:covered-table-cell table:style-name="ce46"/>
          <table:table-cell table:style-name="ce47" office:value-type="string">
            <text:p>배송업체<text:span text:style-name="T1"> </text:span><text:span text:style-name="T2">추가배송업체</text:span><text:span text:style-name="T3"> </text:span><text:span text:style-name="T2">추가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21">
          <table:covered-table-cell table:style-name="ce35"/>
          <table:covered-table-cell table:number-columns-repeated="2" table:style-name="ce34"/>
          <table:covered-table-cell table:style-name="ce46"/>
          <table:table-cell table:style-name="ce47" office:value-type="string">
            <text:p>배송업체<text:span text:style-name="T1"> </text:span><text:span text:style-name="T2">삭제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5"/>
          <table:table-cell table:style-name="ce34" table:number-columns-spanned="1" table:number-rows-spanned="2"/>
          <table:table-cell table:style-name="ce34" office:value-type="string" table:number-columns-spanned="1" table:number-rows-spanned="2">
            <text:p>RM-A03-002</text:p>
          </table:table-cell>
          <table:table-cell table:style-name="ce44" office:value-type="string" table:number-columns-spanned="1" table:number-rows-spanned="2">
            <text:p>배송관리</text:p>
          </table:table-cell>
          <table:table-cell table:style-name="ce47" office:value-type="string">
            <text:p>배송사항<text:span text:style-name="T1"> </text:span><text:span text:style-name="T2">조회</text:span></text:p>
          </table:table-cell>
          <table:table-cell table:style-name="ce34" office:value-type="string">
            <text:p>기능</text:p>
          </table:table-cell>
          <table:table-cell table:number-columns-repeated="3"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5"/>
          <table:covered-table-cell table:number-columns-repeated="2" table:style-name="ce34"/>
          <table:covered-table-cell table:style-name="ce44"/>
          <table:table-cell table:style-name="ce47" office:value-type="string">
            <text:p>판매자의 배송 정보를 등록</text:p>
          </table:table-cell>
          <table:table-cell table:style-name="ce34" office:value-type="string">
            <text:p>기능</text:p>
          </table:table-cell>
          <table:table-cell table:style-name="ce34"/>
          <table:table-cell table:style-name="ce34" office:value-type="string">
            <text:p>O</text:p>
          </table:table-cell>
          <table:table-cell table:style-name="ce34"/>
          <table:table-cell table:number-columns-repeated="1015"/>
        </table:table-row>
        <table:table-row table:style-name="ro11">
          <table:covered-table-cell table:style-name="ce35"/>
          <table:table-cell table:style-name="ce34"/>
          <table:table-cell table:style-name="ce34" office:value-type="string">
            <text:p>RM-A04-001</text:p>
          </table:table-cell>
          <table:table-cell table:style-name="ce44" office:value-type="string" table:number-columns-spanned="1" table:number-rows-spanned="2">
            <text:p>매출현황</text:p>
          </table:table-cell>
          <table:table-cell table:style-name="ce47" office:value-type="string">
            <text:p>총<text:span text:style-name="T1"> </text:span><text:span text:style-name="T2">매출</text:span><text:span text:style-name="T3">/ </text:span><text:span text:style-name="T2">상품별</text:span><text:span text:style-name="T3"> </text:span><text:span text:style-name="T2">매출</text:span><text:span text:style-name="T3"> </text:span><text:span text:style-name="T2">등을</text:span><text:span text:style-name="T3"> </text:span><text:span text:style-name="T2">그래프로</text:span><text:span text:style-name="T3"> </text:span><text:span text:style-name="T2">확인</text:span></text:p>
          </table:table-cell>
          <table:table-cell table:style-name="ce34" office:value-type="string">
            <text:p>기능</text:p>
          </table:table-cell>
          <table:table-cell table:style-name="ce34"/>
          <table:table-cell table:number-columns-repeated="2"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5"/>
          <table:table-cell table:style-name="ce34"/>
          <table:table-cell table:style-name="ce34" office:value-type="string">
            <text:p>RM-A04-002</text:p>
          </table:table-cell>
          <table:covered-table-cell table:style-name="ce44"/>
          <table:table-cell table:style-name="ce47" office:value-type="string">
            <text:p>판매자별로<text:span text:style-name="T1"> </text:span><text:span text:style-name="T2">매출을</text:span><text:span text:style-name="T3"> </text:span><text:span text:style-name="T2">그래프로</text:span><text:span text:style-name="T3"> </text:span><text:span text:style-name="T2">표시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5"/>
          <table:table-cell table:style-name="ce34"/>
          <table:table-cell table:style-name="ce34" office:value-type="string">
            <text:p>RM-A04-003</text:p>
          </table:table-cell>
          <table:table-cell table:style-name="ce44" office:value-type="string">
            <text:p>환불</text:p>
          </table:table-cell>
          <table:table-cell table:style-name="ce47" office:value-type="string">
            <text:p>고객이<text:span text:style-name="T1"> </text:span><text:span text:style-name="T2">물품을</text:span><text:span text:style-name="T3"> </text:span><text:span text:style-name="T2">반품하면</text:span><text:span text:style-name="T3"> </text:span><text:span text:style-name="T2">포인트</text:span><text:span text:style-name="T3"> </text:span><text:span text:style-name="T2">환불</text:span></text:p>
          </table:table-cell>
          <table:table-cell table:style-name="ce34" office:value-type="string">
            <text:p>기능</text:p>
          </table:table-cell>
          <table:table-cell table:style-name="ce34" office:value-type="string">
            <text:p>O</text:p>
          </table:table-cell>
          <table:table-cell table:style-name="ce34" table:number-columns-repeated="2"/>
          <table:table-cell table:number-columns-repeated="1015"/>
        </table:table-row>
        <table:table-row table:style-name="ro11">
          <table:covered-table-cell table:style-name="ce35"/>
          <table:table-cell table:style-name="ce34" table:number-columns-spanned="1" table:number-rows-spanned="4"/>
          <table:table-cell table:style-name="ce34" office:value-type="string" table:number-columns-spanned="1" table:number-rows-spanned="4">
            <text:p>RM-A05-001</text:p>
          </table:table-cell>
          <table:table-cell table:style-name="ce44" office:value-type="string" table:number-columns-spanned="1" table:number-rows-spanned="8">
            <text:p>회원관리</text:p>
          </table:table-cell>
          <table:table-cell table:style-name="ce47" office:value-type="string">
            <text:p>고객<text:span text:style-name="T1">/</text:span><text:span text:style-name="T2">물품관리자</text:span><text:span text:style-name="T3"> </text:span><text:span text:style-name="T2">모든</text:span><text:span text:style-name="T3"> </text:span><text:span text:style-name="T2">회원</text:span><text:span text:style-name="T3"> </text:span><text:span text:style-name="T2">조회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5"/>
          <table:covered-table-cell table:number-columns-repeated="2" table:style-name="ce39"/>
          <table:covered-table-cell table:style-name="ce44"/>
          <table:table-cell table:style-name="ce47" office:value-type="string">
            <text:p>회원<text:span text:style-name="T1"> </text:span><text:span text:style-name="T2">정보</text:span><text:span text:style-name="T3"> </text:span><text:span text:style-name="T2">추가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5"/>
          <table:covered-table-cell table:number-columns-repeated="2" table:style-name="ce39"/>
          <table:covered-table-cell table:style-name="ce44"/>
          <table:table-cell table:style-name="ce47" office:value-type="string">
            <text:p>회원<text:span text:style-name="T1"> </text:span><text:span text:style-name="T2">정보</text:span><text:span text:style-name="T3"> </text:span><text:span text:style-name="T2">수정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5"/>
          <table:covered-table-cell table:number-columns-repeated="2" table:style-name="ce40"/>
          <table:covered-table-cell table:style-name="ce44"/>
          <table:table-cell table:style-name="ce47" office:value-type="string">
            <text:p>회원<text:span text:style-name="T1"> </text:span><text:span text:style-name="T2">정보</text:span><text:span text:style-name="T3"> </text:span><text:span text:style-name="T2">삭제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5"/>
          <table:table-cell table:style-name="ce34"/>
          <table:table-cell table:style-name="ce34" office:value-type="string">
            <text:p>RM-A05-002</text:p>
          </table:table-cell>
          <table:covered-table-cell table:style-name="ce44"/>
          <table:table-cell table:style-name="ce47" office:value-type="string">
            <text:p>관리자가<text:span text:style-name="T1"> </text:span><text:span text:style-name="T2">승인을</text:span><text:span text:style-name="T3"> </text:span><text:span text:style-name="T2">하여야</text:span><text:span text:style-name="T3"> </text:span><text:span text:style-name="T2">판매자가</text:span><text:span text:style-name="T3"> </text:span><text:span text:style-name="T2">물품을</text:span><text:span text:style-name="T3"> </text:span><text:span text:style-name="T2">등록할</text:span><text:span text:style-name="T3"> </text:span><text:span text:style-name="T2">수</text:span><text:span text:style-name="T3"> </text:span><text:span text:style-name="T2">있다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5"/>
          <table:table-cell table:style-name="ce34" table:number-columns-spanned="1" table:number-rows-spanned="3"/>
          <table:table-cell table:style-name="ce34" office:value-type="string" table:number-columns-spanned="1" table:number-rows-spanned="3">
            <text:p>RM-A05-003</text:p>
          </table:table-cell>
          <table:covered-table-cell table:style-name="ce44"/>
          <table:table-cell table:style-name="ce47" office:value-type="string">
            <text:p>블랙리스트<text:span text:style-name="T1"> </text:span><text:span text:style-name="T2">조회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>
          <table:covered-table-cell table:style-name="ce35"/>
          <table:covered-table-cell table:number-columns-repeated="2" table:style-name="ce39"/>
          <table:covered-table-cell table:style-name="ce44"/>
          <table:table-cell table:style-name="ce47" office:value-type="string">
            <text:p>블래길스트<text:span text:style-name="T1"> </text:span><text:span text:style-name="T2">수정</text:span></text:p>
          </table:table-cell>
          <table:table-cell table:style-name="ce34" office:value-type="string">
            <text:p>기능</text:p>
          </table:table-cell>
          <table:table-cell table:style-name="ce34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4">
          <table:covered-table-cell table:style-name="ce35"/>
          <table:covered-table-cell table:number-columns-repeated="2" table:style-name="ce40"/>
          <table:covered-table-cell table:style-name="ce44"/>
          <table:table-cell table:style-name="ce47" office:value-type="string">
            <text:p>반품횟수<text:span text:style-name="T1">/ </text:span><text:span text:style-name="T2">댓글</text:span><text:span text:style-name="T3"> </text:span><text:span text:style-name="T2">신고를</text:span><text:span text:style-name="T3"> </text:span><text:span text:style-name="T2">많이</text:span><text:span text:style-name="T3"> </text:span><text:span text:style-name="T2">받는</text:span><text:span text:style-name="T3"> </text:span><text:span text:style-name="T2">고객</text:span><text:span text:style-name="T3"> </text:span><text:span text:style-name="T2">블랙리스트로</text:span><text:span text:style-name="T3"> </text:span><text:span text:style-name="T2">추가</text:span></text:p>
          </table:table-cell>
          <table:table-cell table:style-name="ce34" office:value-type="string">
            <text:p>기능</text:p>
          </table:table-cell>
          <table:table-cell table:style-name="ce55" table:number-columns-repeated="2"/>
          <table:table-cell table:style-name="ce34" office:value-type="string">
            <text:p>O</text:p>
          </table:table-cell>
          <table:table-cell table:number-columns-repeated="1015"/>
        </table:table-row>
        <table:table-row table:style-name="ro11" table:number-rows-repeated="6">
          <table:table-cell table:number-columns-repeated="2"/>
          <table:table-cell table:style-name="ce43"/>
          <table:table-cell table:number-columns-repeated="1021"/>
        </table:table-row>
        <table:table-row table:style-name="ro11" table:number-rows-repeated="104849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정의서2" table:style-name="ta4" table:print="false">
        <office:forms form:automatic-focus="false" form:apply-design-mode="false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72"/>
        <table:table-column table:style-name="co15" table:default-cell-style-name="ce60"/>
        <table:table-column table:style-name="co10" table:number-columns-repeated="4" table:default-cell-style-name="ce60"/>
        <table:table-column table:style-name="co3" table:number-columns-repeated="1015" table:default-cell-style-name="ce76"/>
        <table:table-row table:style-name="ro23">
          <table:table-cell table:style-name="ce56" office:value-type="string" table:number-columns-spanned="8" table:number-rows-spanned="1">
            <text:p>요구사항정의서</text:p>
          </table:table-cell>
          <table:covered-table-cell table:number-columns-repeated="6" table:style-name="ce61"/>
          <table:covered-table-cell table:style-name="ce56"/>
          <table:table-cell table:number-columns-repeated="1016"/>
        </table:table-row>
        <table:table-row table:style-name="ro23">
          <table:table-cell table:style-name="ce57" office:value-type="string" table:number-columns-spanned="2" table:number-rows-spanned="1">
            <text:p>시스템명</text:p>
          </table:table-cell>
          <table:covered-table-cell table:style-name="ce57"/>
          <table:table-cell table:style-name="ce63" office:value-type="string" table:number-columns-spanned="2" table:number-rows-spanned="1">
            <text:p>한.끝(한글끝말잇기)</text:p>
          </table:table-cell>
          <table:covered-table-cell table:style-name="ce63"/>
          <table:table-cell table:style-name="ce57" office:value-type="string">
            <text:p>작성일</text:p>
          </table:table-cell>
          <table:table-cell table:style-name="ce73" office:value-type="string" table:number-columns-spanned="3" table:number-rows-spanned="1">
            <text:p>2021.02.10</text:p>
          </table:table-cell>
          <table:covered-table-cell table:style-name="ce74"/>
          <table:covered-table-cell table:style-name="ce73"/>
          <table:table-cell table:number-columns-repeated="1016"/>
        </table:table-row>
        <table:table-row table:style-name="ro24">
          <table:table-cell table:style-name="ce57" office:value-type="string">
            <text:p>대분류</text:p>
          </table:table-cell>
          <table:table-cell table:style-name="ce57" office:value-type="string">
            <text:p>요구사항 ID</text:p>
          </table:table-cell>
          <table:table-cell table:style-name="ce57" office:value-type="string">
            <text:p>중분류</text:p>
          </table:table-cell>
          <table:table-cell table:style-name="ce57" office:value-type="string">
            <text:p>요구사항 상세내역 </text:p>
          </table:table-cell>
          <table:table-cell table:style-name="ce57" office:value-type="string">
            <text:p>유형</text:p>
          </table:table-cell>
          <table:table-cell table:style-name="ce57" office:value-type="string">
            <text:p>회원</text:p>
          </table:table-cell>
          <table:table-cell table:style-name="ce57" office:value-type="string">
            <text:p>비회원</text:p>
          </table:table-cell>
          <table:table-cell table:style-name="ce57" office:value-type="string">
            <text:p>관리자</text:p>
          </table:table-cell>
          <table:table-cell table:number-columns-repeated="1016"/>
        </table:table-row>
        <table:table-row table:style-name="ro17">
          <table:table-cell table:style-name="ce58" office:value-type="string" table:number-columns-spanned="1" table:number-rows-spanned="40">
            <text:p>홈페이지</text:p>
          </table:table-cell>
          <table:table-cell table:style-name="ce62" office:value-type="string">
            <text:p>RM-A01-001</text:p>
          </table:table-cell>
          <table:table-cell table:style-name="ce64" office:value-type="string" table:number-columns-spanned="1" table:number-rows-spanned="4">
            <text:p>로그인 &amp; 로그아웃</text:p>
          </table:table-cell>
          <table:table-cell table:style-name="ce66" office:value-type="string">
            <text:p>로그인을<text:span text:style-name="T1"> </text:span><text:span text:style-name="T2">할때</text:span><text:span text:style-name="T3"> </text:span><text:span text:style-name="T2">아이디와</text:span><text:span text:style-name="T3"> </text:span><text:span text:style-name="T2">비밀번호를</text:span><text:span text:style-name="T3"> </text:span><text:span text:style-name="T2">받고</text:span><text:span text:style-name="T3"> </text:span><text:span text:style-name="T2">틀리면</text:span><text:span text:style-name="T3"> </text:span><text:span text:style-name="T2">경고</text:span><text:span text:style-name="T3"> </text:span><text:span text:style-name="T2">표시를</text:span><text:span text:style-name="T3"> </text:span><text:span text:style-name="T2">해준다로그인을</text:span><text:span text:style-name="T3"> </text:span><text:span text:style-name="T2">할때</text:span><text:span text:style-name="T3"> </text:span><text:span text:style-name="T2">아이디와</text:span><text:span text:style-name="T3"> </text:span><text:span text:style-name="T2">비밀번호를</text:span><text:span text:style-name="T3"> </text:span><text:span text:style-name="T2">받고</text:span><text:span text:style-name="T3"> </text:span><text:span text:style-name="T2">틀리면</text:span><text:span text:style-name="T3"> </text:span><text:span text:style-name="T2">경고</text:span><text:span text:style-name="T3"> </text:span><text:span text:style-name="T2">표시를</text:span><text:span text:style-name="T3"> </text:span><text:span text:style-name="T2">해준다</text:span>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8">
          <table:covered-table-cell table:style-name="ce58"/>
          <table:table-cell table:style-name="ce62" office:value-type="string">
            <text:p>RM-A01-002</text:p>
          </table:table-cell>
          <table:covered-table-cell table:style-name="ce64"/>
          <table:table-cell table:style-name="ce67" office:value-type="string">
            <text:p>ID<text:span text:style-name="T4">찾기는</text:span><text:span text:style-name="T3"> </text:span><text:span text:style-name="T2">이름과</text:span><text:span text:style-name="T3"> 전화번호가 일치 할 때 창으로</text:span><text:span text:style-name="T3">, <text:s/>PW</text:span><text:span text:style-name="T3">찾기는 아이디와 </text:span></text:p>
            <text:p><text:span text:style-name="T3">휴대폰 번호가 일치할 때 이메일로 전송한다</text:span><text:span text:style-name="T3">.ID</text:span><text:span text:style-name="T2">찾기는</text:span><text:span text:style-name="T3"> </text:span><text:span text:style-name="T2">이름과</text:span><text:span text:style-name="T3"> 전화번호가 일치 할 때 창으로</text:span><text:span text:style-name="T3">, <text:s/>PW</text:span><text:span text:style-name="T3">찾기는 아이디와 </text:span></text:p>
            <text:p><text:span text:style-name="T3">휴대폰 번호가 일치할 때 이메일로 전송한다</text:span><text:span text:style-name="T3">.</text:span>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03</text:p>
          </table:table-cell>
          <table:covered-table-cell table:style-name="ce64"/>
          <table:table-cell table:style-name="ce68" office:value-type="string">
            <text:p>로그아웃 버튼을 누르면 로그아웃이 된다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4">
          <table:covered-table-cell table:style-name="ce58"/>
          <table:table-cell table:style-name="ce62"/>
          <table:covered-table-cell table:style-name="ce64"/>
          <table:table-cell table:style-name="ce68" office:value-type="string">
            <text:p>아이디 비밀번호 5회 이상 오류시 자동로그인 방지 이미지</text:p>
            <text:p><text:s/>출력후 맞는 입력값을 입력해야 한다.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style-name="ce75" office:value-type="string">
            <text:p>추가</text:p>
          </table:table-cell>
          <table:table-cell table:number-columns-repeated="1015"/>
        </table:table-row>
        <table:table-row table:style-name="ro16">
          <table:covered-table-cell table:style-name="ce58"/>
          <table:table-cell table:style-name="ce62" office:value-type="string">
            <text:p>RM-A01-004</text:p>
          </table:table-cell>
          <table:table-cell table:style-name="ce59" office:value-type="string" table:number-columns-spanned="1" table:number-rows-spanned="7">
            <text:p>회원가입</text:p>
          </table:table-cell>
          <table:table-cell table:style-name="ce66" office:value-type="string">
            <text:p>개인정보입력<text:span text:style-name="T1">(</text:span><text:span text:style-name="T2">아이디</text:span><text:span text:style-name="T3">/</text:span><text:span text:style-name="T2">비밀번호</text:span><text:span text:style-name="T3">/</text:span><text:span text:style-name="T3">성별</text:span><text:span text:style-name="T3">/</text:span><text:span text:style-name="T2">생년월일</text:span><text:span text:style-name="T2">/</text:span><text:span text:style-name="T2">이메일</text:span><text:span text:style-name="T2">/(</text:span><text:span text:style-name="T2">대</text:span><text:span text:style-name="T2">)</text:span><text:span text:style-name="T2">주소</text:span><text:span text:style-name="T2">/(</text:span><text:span text:style-name="T2">소</text:span><text:span text:style-name="T2">)</text:span><text:span text:style-name="T2">주소</text:span><text:span text:style-name="T2">/</text:span><text:span text:style-name="T2">우편주소</text:span><text:span text:style-name="T2">/</text:span><text:span text:style-name="T2">핸드폰번호</text:span><text:span text:style-name="T3"> </text:span><text:span text:style-name="T2">등</text:span><text:span text:style-name="T3">)</text:span><text:span text:style-name="T3">개인정보입력</text:span><text:span text:style-name="T3">(</text:span><text:span text:style-name="T2">아이디</text:span><text:span text:style-name="T3">/</text:span><text:span text:style-name="T2">비밀번호</text:span><text:span text:style-name="T3">/</text:span><text:span text:style-name="T3">성별</text:span><text:span text:style-name="T3">/</text:span><text:span text:style-name="T2">생년월일</text:span><text:span text:style-name="T2">/</text:span><text:span text:style-name="T2">이메일</text:span><text:span text:style-name="T2">/(</text:span><text:span text:style-name="T2">대</text:span><text:span text:style-name="T2">)</text:span><text:span text:style-name="T2">주소</text:span><text:span text:style-name="T2">/(</text:span><text:span text:style-name="T2">소</text:span><text:span text:style-name="T2">)</text:span><text:span text:style-name="T2">주소</text:span><text:span text:style-name="T2">/</text:span><text:span text:style-name="T2">우편주소</text:span><text:span text:style-name="T2">/</text:span><text:span text:style-name="T2">핸드폰번호</text:span><text:span text:style-name="T3"> </text:span><text:span text:style-name="T2">등</text:span><text:span text:style-name="T3">)</text:span>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4">
          <table:covered-table-cell table:style-name="ce58"/>
          <table:table-cell table:style-name="ce62" office:value-type="string">
            <text:p>RM-A01-005</text:p>
          </table:table-cell>
          <table:covered-table-cell table:style-name="ce59"/>
          <table:table-cell table:style-name="ce66" office:value-type="string">
            <text:p>입력사항<text:span text:style-name="T1"> </text:span><text:span text:style-name="T2">미기재시</text:span><text:span text:style-name="T3"> </text:span><text:span text:style-name="T2">미입력사항이</text:span><text:span text:style-name="T3"> </text:span><text:span text:style-name="T2">있다는</text:span><text:span text:style-name="T3"> </text:span><text:span text:style-name="T2">경고창을</text:span><text:span text:style-name="T3"> </text:span><text:span text:style-name="T2">띄운다입력사항</text:span><text:span text:style-name="T3"> </text:span><text:span text:style-name="T2">미기재시</text:span><text:span text:style-name="T3"> </text:span><text:span text:style-name="T2">미입력사항이</text:span><text:span text:style-name="T3"> </text:span><text:span text:style-name="T2">있다는</text:span><text:span text:style-name="T3"> </text:span><text:span text:style-name="T2">경고창을</text:span><text:span text:style-name="T3"> </text:span><text:span text:style-name="T2">띄운다</text:span>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7">
          <table:covered-table-cell table:style-name="ce58"/>
          <table:table-cell table:style-name="ce62" office:value-type="string">
            <text:p>RM-A01-006</text:p>
          </table:table-cell>
          <table:covered-table-cell table:style-name="ce59"/>
          <table:table-cell table:style-name="ce66" office:value-type="string">
            <text:p>비밀번호를<text:span text:style-name="T1"> </text:span><text:span text:style-name="T2">입력하고</text:span><text:span text:style-name="T3"> </text:span><text:span text:style-name="T2">다시</text:span><text:span text:style-name="T3"> </text:span><text:span text:style-name="T2">입력하여</text:span><text:span text:style-name="T3"> </text:span><text:span text:style-name="T2">두</text:span><text:span text:style-name="T3"> </text:span><text:span text:style-name="T2">비밀번호</text:span><text:span text:style-name="T3"> </text:span><text:span text:style-name="T2">일치</text:span><text:span text:style-name="T3"> </text:span><text:span text:style-name="T2">여부</text:span><text:span text:style-name="T3"> </text:span><text:span text:style-name="T2">판별비밀번호를</text:span><text:span text:style-name="T3"> </text:span><text:span text:style-name="T2">입력하고</text:span><text:span text:style-name="T3"> </text:span><text:span text:style-name="T2">다시</text:span><text:span text:style-name="T3"> </text:span><text:span text:style-name="T2">입력하여</text:span><text:span text:style-name="T3"> </text:span><text:span text:style-name="T2">두</text:span><text:span text:style-name="T3"> </text:span><text:span text:style-name="T2">비밀번호</text:span><text:span text:style-name="T3"> </text:span><text:span text:style-name="T2">일치</text:span><text:span text:style-name="T3"> </text:span><text:span text:style-name="T2">여부</text:span><text:span text:style-name="T3"> </text:span><text:span text:style-name="T2">판별</text:span>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4">
          <table:covered-table-cell table:style-name="ce58"/>
          <table:table-cell table:style-name="ce62"/>
          <table:covered-table-cell table:style-name="ce59"/>
          <table:table-cell table:style-name="ce66" office:value-type="string">
            <text:p>이메일주소 입력시 메일로 인증번호를 보내고 인증번호를 입력받아 일치여부 반별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style-name="ce75" office:value-type="string">
            <text:p>추가</text:p>
          </table:table-cell>
          <table:table-cell table:number-columns-repeated="1015"/>
        </table:table-row>
        <table:table-row table:style-name="ro14">
          <table:covered-table-cell table:style-name="ce58"/>
          <table:table-cell table:style-name="ce62"/>
          <table:covered-table-cell table:style-name="ce59"/>
          <table:table-cell table:style-name="ce66" office:value-type="string">
            <text:p>이메일 인증번호 오류시 인증번호 일치오류라는 경고표시를 해준다.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style-name="ce75" office:value-type="string">
            <text:p>추가</text:p>
          </table:table-cell>
          <table:table-cell table:number-columns-repeated="1015"/>
        </table:table-row>
        <table:table-row table:style-name="ro25">
          <table:covered-table-cell table:style-name="ce58"/>
          <table:table-cell table:style-name="ce62" office:value-type="string">
            <text:p>RM-A01-007</text:p>
          </table:table-cell>
          <table:covered-table-cell table:style-name="ce59"/>
          <table:table-cell table:style-name="ce66" office:value-type="string">
            <text:p>아이디가 존재하면 중복된 아이디라는 경고 표시를 해준다.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26">
          <table:covered-table-cell table:style-name="ce58"/>
          <table:table-cell table:style-name="ce62" office:value-type="string">
            <text:p>RM-A01-008</text:p>
          </table:table-cell>
          <table:covered-table-cell table:style-name="ce59"/>
          <table:table-cell table:style-name="ce66" office:value-type="string">
            <text:p>개인정보입력 하는 곳에 정규식을 지키지 않으면 경고 표시를 해준다.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09</text:p>
          </table:table-cell>
          <table:table-cell table:style-name="ce65" office:value-type="string" table:number-columns-spanned="1" table:number-rows-spanned="4">
            <text:p>공지게시판</text:p>
            <text:p>&amp;</text:p>
            <text:p>이벤트 게시판공지게시판</text:p>
            <text:p>&amp;</text:p>
            <text:p>이벤트 게시판</text:p>
          </table:table-cell>
          <table:table-cell table:style-name="ce66" office:value-type="string">
            <text:p>공지사항<text:span text:style-name="T1"> </text:span><text:span text:style-name="T1">&amp; </text:span><text:span text:style-name="T1">이벤트 조</text:span><text:span text:style-name="T2">회공지사항</text:span><text:span text:style-name="T3"> </text:span><text:span text:style-name="T3">&amp; </text:span><text:span text:style-name="T3">이벤트 조</text:span><text:span text:style-name="T2">회</text:span>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10</text:p>
          </table:table-cell>
          <table:covered-table-cell table:style-name="ce59"/>
          <table:table-cell table:style-name="ce66" office:value-type="string">
            <text:p>공지사항 &amp; 이벤트 등록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11</text:p>
          </table:table-cell>
          <table:covered-table-cell table:style-name="ce59"/>
          <table:table-cell table:style-name="ce66" office:value-type="string">
            <text:p>공지사항<text:span text:style-name="T1"> </text:span><text:span text:style-name="T1">&amp; </text:span><text:span text:style-name="T1">이벤트 </text:span><text:span text:style-name="T2">수정공지사항</text:span><text:span text:style-name="T3"> </text:span><text:span text:style-name="T3">&amp; </text:span><text:span text:style-name="T3">이벤트 </text:span><text:span text:style-name="T2">수정</text:span>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27">
          <table:covered-table-cell table:style-name="ce58"/>
          <table:table-cell table:style-name="ce62" office:value-type="string">
            <text:p>RM-A01-012</text:p>
          </table:table-cell>
          <table:covered-table-cell table:style-name="ce59"/>
          <table:table-cell table:style-name="ce66" office:value-type="string">
            <text:p>공지사항<text:span text:style-name="T1"> </text:span><text:span text:style-name="T1">&amp; </text:span><text:span text:style-name="T1">이벤트 </text:span><text:span text:style-name="T2">삭제공지사항</text:span><text:span text:style-name="T3"> </text:span><text:span text:style-name="T3">&amp; </text:span><text:span text:style-name="T3">이벤트 </text:span><text:span text:style-name="T2">삭제</text:span>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13</text:p>
          </table:table-cell>
          <table:table-cell table:style-name="ce59" office:value-type="string" table:number-columns-spanned="1" table:number-rows-spanned="5">
            <text:p>자유게시판 </text:p>
          </table:table-cell>
          <table:table-cell table:style-name="ce69" office:value-type="string">
            <text:p>자유게시판 조회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14</text:p>
          </table:table-cell>
          <table:covered-table-cell table:style-name="ce59"/>
          <table:table-cell table:style-name="ce69" office:value-type="string">
            <text:p>자유게시판 등록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15</text:p>
          </table:table-cell>
          <table:covered-table-cell table:style-name="ce59"/>
          <table:table-cell table:style-name="ce69" office:value-type="string">
            <text:p>자유게시판 수정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16</text:p>
          </table:table-cell>
          <table:covered-table-cell table:style-name="ce59"/>
          <table:table-cell table:style-name="ce69" office:value-type="string">
            <text:p>자유게시판 삭제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/>
          <table:covered-table-cell table:style-name="ce59"/>
          <table:table-cell table:style-name="ce69" office:value-type="string">
            <text:p>자유게시판 검색</text:p>
          </table:table-cell>
          <table:table-cell table:style-name="ce62" table:number-columns-repeated="4"/>
          <table:table-cell table:style-name="ce75" office:value-type="string">
            <text:p>추가</text:p>
          </table:table-cell>
          <table:table-cell table:number-columns-repeated="1015"/>
        </table:table-row>
        <table:table-row table:style-name="ro11">
          <table:covered-table-cell table:style-name="ce58"/>
          <table:table-cell table:style-name="ce62" office:value-type="string">
            <text:p>RM-A01-017</text:p>
          </table:table-cell>
          <table:table-cell table:style-name="ce59" office:value-type="string" table:number-columns-spanned="1" table:number-rows-spanned="9">
            <text:p>문의 게시판</text:p>
          </table:table-cell>
          <table:table-cell table:style-name="ce66" office:value-type="string">
            <text:p>버그/신고 유형에 따른 문의게시판 조회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18</text:p>
          </table:table-cell>
          <table:covered-table-cell table:style-name="ce59"/>
          <table:table-cell table:style-name="ce66" office:value-type="string">
            <text:p>버그/신고 유형에 따른 문의게시판 작성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19</text:p>
          </table:table-cell>
          <table:covered-table-cell table:style-name="ce59"/>
          <table:table-cell table:style-name="ce66" office:value-type="string">
            <text:p>버그/신고 유형에 따른 문의게시판 수정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20</text:p>
          </table:table-cell>
          <table:covered-table-cell table:style-name="ce59"/>
          <table:table-cell table:style-name="ce66" office:value-type="string">
            <text:p>버그/신고 유형에 따른 문의게시판 삭제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21</text:p>
          </table:table-cell>
          <table:covered-table-cell table:style-name="ce59"/>
          <table:table-cell table:style-name="ce66" office:value-type="string">
            <text:p>문의 게시판 댓글 조회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22</text:p>
          </table:table-cell>
          <table:covered-table-cell table:style-name="ce59"/>
          <table:table-cell table:style-name="ce66" office:value-type="string">
            <text:p>문의 게시판 댓글 작성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23</text:p>
          </table:table-cell>
          <table:covered-table-cell table:style-name="ce59"/>
          <table:table-cell table:style-name="ce66" office:value-type="string">
            <text:p>문의 게시판 댓글 수정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24</text:p>
          </table:table-cell>
          <table:covered-table-cell table:style-name="ce59"/>
          <table:table-cell table:style-name="ce66" office:value-type="string">
            <text:p>문의 게시판 댓글 삭제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/>
          <table:covered-table-cell table:style-name="ce59"/>
          <table:table-cell table:style-name="ce66" office:value-type="string">
            <text:p>문의 게시판 비밀글 설정해 자기 자신만 볼 수 있다.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style-name="ce75" office:value-type="string">
            <text:p>추가</text:p>
          </table:table-cell>
          <table:table-cell table:number-columns-repeated="1015"/>
        </table:table-row>
        <table:table-row table:style-name="ro11">
          <table:covered-table-cell table:style-name="ce58"/>
          <table:table-cell table:style-name="ce62" office:value-type="string">
            <text:p>RM-A01-025</text:p>
          </table:table-cell>
          <table:table-cell table:style-name="ce59" office:value-type="string" table:number-columns-spanned="1" table:number-rows-spanned="3">
            <text:p>마이 페이지</text:p>
          </table:table-cell>
          <table:table-cell table:style-name="ce66" office:value-type="string">
            <text:p>본인의 회원 정보를 조회할 수 있다.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26</text:p>
          </table:table-cell>
          <table:covered-table-cell table:style-name="ce59"/>
          <table:table-cell table:style-name="ce66" office:value-type="string">
            <text:p>본인의 회원 정보를 수정할 수 있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27</text:p>
          </table:table-cell>
          <table:covered-table-cell table:style-name="ce59"/>
          <table:table-cell table:style-name="ce70" office:value-type="string">
            <text:p>회원<text:span text:style-name="T1"> </text:span><text:span text:style-name="T2">탈퇴를</text:span><text:span text:style-name="T3"> </text:span><text:span text:style-name="T2">누르면</text:span><text:span text:style-name="T3"> </text:span><text:span text:style-name="T2">회원정보가</text:span><text:span text:style-name="T3"> </text:span><text:span text:style-name="T2">사라지고</text:span><text:span text:style-name="T3"> </text:span><text:span text:style-name="T2">탈퇴가</text:span><text:span text:style-name="T3"> </text:span><text:span text:style-name="T2">된다</text:span><text:span text:style-name="T3">.</text:span>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28</text:p>
          </table:table-cell>
          <table:table-cell table:style-name="ce59" office:value-type="string" table:number-columns-spanned="1" table:number-rows-spanned="5">
            <text:p>회원 관리</text:p>
          </table:table-cell>
          <table:table-cell table:style-name="ce69" office:value-type="string">
            <text:p>회원 정보 수정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29</text:p>
          </table:table-cell>
          <table:covered-table-cell table:style-name="ce59"/>
          <table:table-cell table:style-name="ce69" office:value-type="string">
            <text:p>블랙리스트 조회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30</text:p>
          </table:table-cell>
          <table:covered-table-cell table:style-name="ce59"/>
          <table:table-cell table:style-name="ce69" office:value-type="string">
            <text:p>블랙리스트 등록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31</text:p>
          </table:table-cell>
          <table:covered-table-cell table:style-name="ce59"/>
          <table:table-cell table:style-name="ce69" office:value-type="string">
            <text:p>블랙리스트 수정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 office:value-type="string">
            <text:p>RM-A01-032</text:p>
          </table:table-cell>
          <table:covered-table-cell table:style-name="ce59"/>
          <table:table-cell table:style-name="ce69" office:value-type="string">
            <text:p>블랙리스트 삭제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8"/>
          <table:table-cell table:style-name="ce62"/>
          <table:table-cell table:style-name="ce59" office:value-type="string" table:number-columns-spanned="1" table:number-rows-spanned="3">
            <text:p>가이드</text:p>
          </table:table-cell>
          <table:table-cell table:style-name="ce69" office:value-type="string">
            <text:p>가이드 화면 조회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style-name="ce75" office:value-type="string">
            <text:p>추가</text:p>
          </table:table-cell>
          <table:table-cell table:number-columns-repeated="1015"/>
        </table:table-row>
        <table:table-row table:style-name="ro11">
          <table:covered-table-cell table:style-name="ce58"/>
          <table:table-cell table:style-name="ce62"/>
          <table:covered-table-cell table:style-name="ce59"/>
          <table:table-cell table:style-name="ce69" office:value-type="string">
            <text:p>가이드 추가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style-name="ce75" office:value-type="string">
            <text:p>추가</text:p>
          </table:table-cell>
          <table:table-cell table:number-columns-repeated="1015"/>
        </table:table-row>
        <table:table-row table:style-name="ro11">
          <table:covered-table-cell table:style-name="ce58"/>
          <table:table-cell table:style-name="ce62"/>
          <table:covered-table-cell table:style-name="ce59"/>
          <table:table-cell table:style-name="ce69" office:value-type="string">
            <text:p>가이드 삭제</text:p>
          </table:table-cell>
          <table:table-cell table:style-name="ce62" office:value-type="string">
            <text:p>기능</text:p>
          </table:table-cell>
          <table:table-cell table:style-name="ce62" table:number-columns-repeated="2"/>
          <table:table-cell table:style-name="ce62" office:value-type="string">
            <text:p>O</text:p>
          </table:table-cell>
          <table:table-cell table:style-name="ce75" office:value-type="string">
            <text:p>추가</text:p>
          </table:table-cell>
          <table:table-cell table:number-columns-repeated="1015"/>
        </table:table-row>
        <table:table-row table:style-name="ro28">
          <table:table-cell table:style-name="ce59" office:value-type="string" table:number-columns-spanned="1" table:number-rows-spanned="49">
            <text:p>게임</text:p>
          </table:table-cell>
          <table:table-cell table:style-name="ce62" office:value-type="string">
            <text:p>RM-A01-033</text:p>
          </table:table-cell>
          <table:table-cell table:style-name="ce62" office:value-type="string">
            <text:p>로비</text:p>
          </table:table-cell>
          <table:table-cell table:style-name="ce71" office:value-type="string">
            <text:p>유저는 다른 유저가 만든 방을 제목이나 방 번호를</text:p>
            <text:p>입력하여 찾아갈 수 있다유저는 다른 유저가 만든 방을 제목이나 방 번호를</text:p>
            <text:p>입력하여 찾아갈 수 있다유저는 다른 유저가 만든 방을 제목이나 방 번호를</text:p>
            <text:p>입력하여 찾아갈 수 있다유저는 다른 유저가 만든 방을 제목이나 방 번호를</text:p>
            <text:p>입력하여 찾아갈 수 있다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34</text:p>
          </table:table-cell>
          <table:table-cell table:style-name="ce59" office:value-type="string" table:number-columns-spanned="1" table:number-rows-spanned="6">
            <text:p>방 만들기</text:p>
          </table:table-cell>
          <table:table-cell table:style-name="ce69" office:value-type="string">
            <text:p>유저는 방을 생성을 할 수 있다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35</text:p>
          </table:table-cell>
          <table:covered-table-cell table:style-name="ce59"/>
          <table:table-cell table:style-name="ce69" office:value-type="string">
            <text:p>방 생성할 때 비밀번호를 걸 수 있다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36</text:p>
          </table:table-cell>
          <table:covered-table-cell table:style-name="ce59"/>
          <table:table-cell table:style-name="ce69" office:value-type="string">
            <text:p>방 입장 최대 인원을 설정 가능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37</text:p>
          </table:table-cell>
          <table:covered-table-cell table:style-name="ce59"/>
          <table:table-cell table:style-name="ce69" office:value-type="string">
            <text:p>한 게임 당 라운드 수를 설정 할 수 있다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38</text:p>
          </table:table-cell>
          <table:covered-table-cell table:style-name="ce59"/>
          <table:table-cell table:style-name="ce69" office:value-type="string">
            <text:p>한 라운드 당 게임 시간을 설정 할 수 있다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39</text:p>
          </table:table-cell>
          <table:covered-table-cell table:style-name="ce59"/>
          <table:table-cell table:style-name="ce69" office:value-type="string">
            <text:p>게임 유형을 설정 가능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40</text:p>
          </table:table-cell>
          <table:table-cell table:style-name="ce59" office:value-type="string" table:number-columns-spanned="1" table:number-rows-spanned="4">
            <text:p>환경 설정</text:p>
          </table:table-cell>
          <table:table-cell table:style-name="ce69" office:value-type="string">
            <text:p>게임 내의 볼륨을 설정 할 수 있다(배경음악, 효과음)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41</text:p>
          </table:table-cell>
          <table:covered-table-cell table:style-name="ce59"/>
          <table:table-cell table:style-name="ce69" office:value-type="string">
            <text:p>요청거부를 설정 할 수 있다(초대, 친구추가, 귓속말)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42</text:p>
          </table:table-cell>
          <table:covered-table-cell table:style-name="ce59"/>
          <table:table-cell table:style-name="ce69" office:value-type="string">
            <text:p>게임 방 입장 시 자동 레디유무를 설정 할 수 있다.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43</text:p>
          </table:table-cell>
          <table:covered-table-cell table:style-name="ce59"/>
          <table:table-cell table:style-name="ce69" office:value-type="string">
            <text:p>게임 배경테마를 변경 가능</text:p>
          </table:table-cell>
          <table:table-cell table:style-name="ce62" office:value-type="string">
            <text:p>기능</text:p>
          </table:table-cell>
          <table:table-cell table:number-columns-repeated="3" table:style-name="ce62" office:value-type="string">
            <text:p>O</text:p>
          </table:table-cell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44</text:p>
          </table:table-cell>
          <table:table-cell table:style-name="ce59" office:value-type="string" table:number-columns-spanned="1" table:number-rows-spanned="5">
            <text:p>친구 관리</text:p>
          </table:table-cell>
          <table:table-cell table:style-name="ce69" office:value-type="string">
            <text:p>친구 창이 존재 한다.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45</text:p>
          </table:table-cell>
          <table:covered-table-cell table:style-name="ce59"/>
          <table:table-cell table:style-name="ce69" office:value-type="string">
            <text:p>회원인 유저 간의 친구 등록이 가능하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46</text:p>
          </table:table-cell>
          <table:covered-table-cell table:style-name="ce59"/>
          <table:table-cell table:style-name="ce69" office:value-type="string">
            <text:p>친구 관리 창에서 친구 삭제가 가능하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47</text:p>
          </table:table-cell>
          <table:covered-table-cell table:style-name="ce59"/>
          <table:table-cell table:style-name="ce69" office:value-type="string">
            <text:p>친구 추가된 유저와 1:1 귓속말이 가능하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48</text:p>
          </table:table-cell>
          <table:covered-table-cell table:style-name="ce59"/>
          <table:table-cell table:style-name="ce69" office:value-type="string">
            <text:p>게임 플레이 중인 친구 방을 따라 갈 수 있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49</text:p>
          </table:table-cell>
          <table:table-cell table:style-name="ce59" office:value-type="string" table:number-columns-spanned="1" table:number-rows-spanned="2">
            <text:p>채팅</text:p>
          </table:table-cell>
          <table:table-cell table:style-name="ce69" office:value-type="string">
            <text:p>유저 간의 귓속말이 가능하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50</text:p>
          </table:table-cell>
          <table:covered-table-cell table:style-name="ce59"/>
          <table:table-cell table:style-name="ce69" office:value-type="string">
            <text:p>로비에 함께 있는 유저 간의 채팅을 할 수 있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51</text:p>
          </table:table-cell>
          <table:table-cell table:style-name="ce59" office:value-type="string" table:number-columns-spanned="1" table:number-rows-spanned="7">
            <text:p>내 정보 보기</text:p>
          </table:table-cell>
          <table:table-cell table:style-name="ce69" office:value-type="string">
            <text:p>자신의 전적을 확인 할 수 있다(승/패, 승률)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52</text:p>
          </table:table-cell>
          <table:covered-table-cell table:style-name="ce59"/>
          <table:table-cell table:style-name="ce69" office:value-type="string">
            <text:p>자신의 캐릭터가 존재한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53</text:p>
          </table:table-cell>
          <table:covered-table-cell table:style-name="ce59"/>
          <table:table-cell table:style-name="ce69" office:value-type="string">
            <text:p>캐릭터 닉네임 지정할 수 있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54</text:p>
          </table:table-cell>
          <table:covered-table-cell table:style-name="ce59"/>
          <table:table-cell table:style-name="ce69" office:value-type="string">
            <text:p>캐릭터 레벨이 존재한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55</text:p>
          </table:table-cell>
          <table:covered-table-cell table:style-name="ce59"/>
          <table:table-cell table:style-name="ce69" office:value-type="string">
            <text:p>경험치를 통해 레벨 업이 가능하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56</text:p>
          </table:table-cell>
          <table:covered-table-cell table:style-name="ce59"/>
          <table:table-cell table:style-name="ce69" office:value-type="string">
            <text:p>게임 머니가 존재한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57</text:p>
          </table:table-cell>
          <table:covered-table-cell table:style-name="ce59"/>
          <table:table-cell table:style-name="ce69" office:value-type="string">
            <text:p>자기소개글 작성이 가능하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58</text:p>
          </table:table-cell>
          <table:table-cell table:style-name="ce59" office:value-type="string" table:number-columns-spanned="1" table:number-rows-spanned="6">
            <text:p>게임 시작 대기방</text:p>
          </table:table-cell>
          <table:table-cell table:style-name="ce69" office:value-type="string">
            <text:p>게임 방에 접속한 모든 플레이어들이 레디를 눌러야 게임 시작이 가능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59</text:p>
          </table:table-cell>
          <table:covered-table-cell table:style-name="ce59"/>
          <table:table-cell table:style-name="ce69" office:value-type="string">
            <text:p>대기실에 있는 유저나 친구로 등록된 유저를 초대할 수 있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60</text:p>
          </table:table-cell>
          <table:covered-table-cell table:style-name="ce59"/>
          <table:table-cell table:style-name="ce69" office:value-type="string">
            <text:p>게임 방 반장은 방을 재설정 할 수 있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61</text:p>
          </table:table-cell>
          <table:covered-table-cell table:style-name="ce59"/>
          <table:table-cell table:style-name="ce69" office:value-type="string">
            <text:p>게임 시작 전에 채팅이 가능하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30">
          <table:covered-table-cell table:style-name="ce59"/>
          <table:table-cell table:style-name="ce62" office:value-type="string">
            <text:p>RM-A01-062</text:p>
          </table:table-cell>
          <table:covered-table-cell table:style-name="ce59"/>
          <table:table-cell table:style-name="ce71" office:value-type="string">
            <text:p>게임 대기방 전체인원 중 1 명이 1분간 레디를 하지 않았을 시</text:p>
            <text:p>자동 퇴장 처리가 된다.게임 대기방 전체인원 중 1 명이 1분간 레디를 하지 않았을 시</text:p>
            <text:p>자동 퇴장 처리가 된다.게임 대기방 전체인원 중 1 명이 1분간 레디를 하지 않았을 시</text:p>
            <text:p>자동 퇴장 처리가 된다.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63</text:p>
          </table:table-cell>
          <table:covered-table-cell table:style-name="ce59"/>
          <table:table-cell table:style-name="ce69" office:value-type="string">
            <text:p>비 매너 유저를 강제퇴장 시키기 위한 투표가 존재한다.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64</text:p>
          </table:table-cell>
          <table:table-cell table:style-name="ce59" office:value-type="string" table:number-columns-spanned="1" table:number-rows-spanned="6">
            <text:p>게임 시작</text:p>
          </table:table-cell>
          <table:table-cell table:style-name="ce69" office:value-type="string">
            <text:p>게임 시작 후엔 채팅이 불가능하고 오로지 정답만 입력할 수 있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65</text:p>
          </table:table-cell>
          <table:covered-table-cell table:style-name="ce59"/>
          <table:table-cell table:style-name="ce69" office:value-type="string">
            <text:p>게임이 시작 되면 라운드 수 만큼의 제시어가 주어진다.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66</text:p>
          </table:table-cell>
          <table:covered-table-cell table:style-name="ce59"/>
          <table:table-cell table:style-name="ce69" office:value-type="string">
            <text:p>한 라운드 당 방 설정에 따른 시간이 존재한다.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67</text:p>
          </table:table-cell>
          <table:covered-table-cell table:style-name="ce59"/>
          <table:table-cell table:style-name="ce69" office:value-type="string">
            <text:p>각 한 턴마다 입력 제한 시간이 존재한다.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68</text:p>
          </table:table-cell>
          <table:covered-table-cell table:style-name="ce59"/>
          <table:table-cell table:style-name="ce69" office:value-type="string">
            <text:p>한 라운드 당 중복 단어를 말할 수 없다.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31">
          <table:covered-table-cell table:style-name="ce59"/>
          <table:table-cell table:style-name="ce62" office:value-type="string">
            <text:p>RM-A01-069</text:p>
          </table:table-cell>
          <table:covered-table-cell table:style-name="ce59"/>
          <table:table-cell table:style-name="ce71" office:value-type="string">
            <text:p>유저가 제한 시간 안에 단어를 통과했을 경우 점수를 득점한다.</text:p>
            <text:p>(득점 점수는 상황에 따라 다르다)유저가 제한 시간 안에 단어를 통과했을 경우 점수를 득점한다.</text:p>
            <text:p>(득점 점수는 상황에 따라 다르다)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70</text:p>
          </table:table-cell>
          <table:table-cell table:style-name="ce59" office:value-type="string" table:number-columns-spanned="1" table:number-rows-spanned="3">
            <text:p>게임 종료</text:p>
          </table:table-cell>
          <table:table-cell table:style-name="ce69" office:value-type="string">
            <text:p>유저가 얻은 총 점수를 집계한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71</text:p>
          </table:table-cell>
          <table:covered-table-cell table:style-name="ce59"/>
          <table:table-cell table:style-name="ce69" office:value-type="string">
            <text:p>점수 집계에 따른 순위를 보여준다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72</text:p>
          </table:table-cell>
          <table:covered-table-cell table:style-name="ce59"/>
          <table:table-cell table:style-name="ce69" office:value-type="string">
            <text:p>점수에 따른 경험치와 게임머니를 얻는다.</text:p>
          </table:table-cell>
          <table:table-cell table:style-name="ce62" office:value-type="string">
            <text:p>기능</text:p>
          </table:table-cell>
          <table:table-cell table:number-columns-repeated="2"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73</text:p>
          </table:table-cell>
          <table:table-cell table:style-name="ce59" office:value-type="string" table:number-columns-spanned="1" table:number-rows-spanned="4">
            <text:p>상점</text:p>
          </table:table-cell>
          <table:table-cell table:style-name="ce69" office:value-type="string">
            <text:p>게임 머니를 통해 캐릭터 부위별 치장 아이템을 살 수 있다.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74</text:p>
          </table:table-cell>
          <table:covered-table-cell table:style-name="ce59"/>
          <table:table-cell table:style-name="ce69" office:value-type="string">
            <text:p>게임 내에서 사용할 수 있는 아이템을 살 수 있다.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75</text:p>
          </table:table-cell>
          <table:covered-table-cell table:style-name="ce59"/>
          <table:table-cell table:style-name="ce69" office:value-type="string">
            <text:p>게임 아이템 추가</text:p>
          </table:table-cell>
          <table:table-cell table:style-name="ce62" office:value-type="string">
            <text:p>기능</text:p>
          </table:table-cell>
          <table:table-cell table:style-name="ce62"/>
          <table:table-cell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76</text:p>
          </table:table-cell>
          <table:covered-table-cell table:style-name="ce59"/>
          <table:table-cell table:style-name="ce69" office:value-type="string">
            <text:p>게임 아이템 삭제</text:p>
          </table:table-cell>
          <table:table-cell table:style-name="ce62" office:value-type="string">
            <text:p>기능</text:p>
          </table:table-cell>
          <table:table-cell table:style-name="ce62"/>
          <table:table-cell table:style-name="ce62" office:value-type="string">
            <text:p>O</text:p>
          </table:table-cell>
          <table:table-cell table:style-name="ce6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77</text:p>
          </table:table-cell>
          <table:table-cell table:style-name="ce62" office:value-type="string">
            <text:p>인벤토리</text:p>
          </table:table-cell>
          <table:table-cell table:style-name="ce69" office:value-type="string">
            <text:p>상점에서 구입한 아이템을 저장 할 인벤토리가 있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>
          <table:covered-table-cell table:style-name="ce59"/>
          <table:table-cell table:style-name="ce62" office:value-type="string">
            <text:p>RM-A01-078</text:p>
          </table:table-cell>
          <table:table-cell table:style-name="ce59" office:value-type="string" table:number-columns-spanned="1" table:number-rows-spanned="4">
            <text:p>랭킹 &amp; 전적</text:p>
          </table:table-cell>
          <table:table-cell table:style-name="ce69" office:value-type="string">
            <text:p>총 경험치 별 랭킹이 존재한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79</text:p>
          </table:table-cell>
          <table:covered-table-cell table:style-name="ce59"/>
          <table:table-cell table:style-name="ce69" office:value-type="string">
            <text:p>친구 추가한 유저 간의 랭킹을 볼 수 있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80</text:p>
          </table:table-cell>
          <table:covered-table-cell table:style-name="ce59"/>
          <table:table-cell table:style-name="ce69" office:value-type="string">
            <text:p>전적 검색을 통해 해당 유저의 전적과 순위를 볼 수 있다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29">
          <table:covered-table-cell table:style-name="ce59"/>
          <table:table-cell table:style-name="ce62" office:value-type="string">
            <text:p>RM-A01-081</text:p>
          </table:table-cell>
          <table:covered-table-cell table:style-name="ce59"/>
          <table:table-cell table:style-name="ce69" office:value-type="string">
            <text:p>상세전적보기를 통해 유저의 랭킹&amp;전적을 볼 수 있다.</text:p>
          </table:table-cell>
          <table:table-cell table:style-name="ce62" office:value-type="string">
            <text:p>기능</text:p>
          </table:table-cell>
          <table:table-cell table:style-name="ce62" office:value-type="string">
            <text:p>O</text:p>
          </table:table-cell>
          <table:table-cell table:style-name="ce62" table:number-columns-repeated="2"/>
          <table:table-cell table:number-columns-repeated="1016"/>
        </table:table-row>
        <table:table-row table:style-name="ro11" table:number-rows-repeated="104848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굴림체" svg:font-family="굴림체" style:font-pitch="variable"/>
    <style:font-face style:name="돋움1" svg:font-family="돋움" style:font-pitch="variable"/>
    <style:font-face style:name="맑은 고딕" svg:font-family="'맑은 고딕'" style:font-pitch="variable"/>
    <style:font-face style:name="바탕체" svg:font-family="바탕체" style:font-pitch="variable"/>
    <style:font-face style:name="한컴바탕" svg:font-family="한컴바탕" style:font-pitch="variable"/>
    <style:font-face style:name="돋움2" svg:font-family="돋움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2" number:min-integer-digits="1" number:grouping="true"/>
      <number:text> </number:text>
    </number:number-style>
    <number:number-style style:name="N148P1" style:volatile="true">
      <number:text> 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2" number:min-integer-digits="1" number:grouping="true"/>
      <number:text> </number:text>
    </number:number-style>
    <number:number-style style:name="N149P1" style:volatile="true">
      <number:text>₩₩₩₩₩-</number:text>
      <number:number number:decimal-places="2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₩₩₩₩₩₩₩₩₩-₩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 ₩</number:text>
      <number:number number:decimal-places="0" number:min-integer-digits="1" number:grouping="true"/>
      <number:text> </number:text>
    </number:number-style>
    <number:number-style style:name="N151P1" style:volatile="true">
      <number:text>₩₩₩₩₩₩₩₩₩-₩</number:text>
      <number:number number:decimal-places="0" number:min-integer-digits="1" number:grouping="true"/>
      <number:text> </number:text>
    </number:number-style>
    <number:number-style style:name="N151P2" style:volatile="true">
      <number:text> ₩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₩</number:text>
      <number:number number:decimal-places="2" number:min-integer-digits="1" number:grouping="true"/>
    </number:number-style>
    <number:number-style style:name="N152">
      <style:text-properties fo:color="#ff0000"/>
      <number:text>₩₩₩₩₩₩₩₩₩₩₩-₩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3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dimensions_28_1_29_" style:display-name="_dimensions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엑셀문서표준_5f_양식_28_세로_29_" style:display-name="_엑셀문서표준_양식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원가분석표" style:display-name="_원가분석표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eE_ad__20__5b_0_5d__5f_AMT_20_" style:display-name="AeE­ [0]_AMT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normal" style:font-name-asian="한컴바탕" style:font-size-asian="12pt" style:font-style-asian="normal" style:font-weight-asian="normal" style:font-name-complex="한컴바탕" style:font-size-complex="12pt" style:font-style-complex="normal" style:font-weight-complex="normal"/>
    </style:style>
    <style:style style:name="AeE_ad__5f_AMT_20_" style:display-name="AeE­_AMT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normal" style:font-name-asian="한컴바탕" style:font-size-asian="12pt" style:font-style-asian="normal" style:font-weight-asian="normal" style:font-name-complex="한컴바탕" style:font-size-complex="12pt" style:font-style-complex="normal" style:font-weight-complex="normal"/>
    </style:style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normal" style:font-name-asian="한컴바탕" style:font-size-asian="10pt" style:font-style-asian="normal" style:font-weight-asian="normal" style:font-name-complex="한컴바탕" style:font-size-complex="10pt" style:font-style-complex="normal" style:font-weight-complex="normal"/>
    </style:style>
    <style:style style:name="ALIGNMENT_20_2" style:display-name="ALIGNMENT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normal" style:font-name-asian="한컴바탕" style:font-size-asian="10pt" style:font-style-asian="normal" style:font-weight-asian="normal" style:font-name-complex="한컴바탕" style:font-size-complex="10pt" style:font-style-complex="normal" style:font-weight-complex="normal"/>
    </style:style>
    <style:style style:name="AÞ_b8__b6__20__5b_0_5d__5f_AN_b0_y_28_1.25_29__20_" style:display-name="AÞ¸¶ [0]_AN°y(1.25)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normal" style:font-name-asian="한컴바탕" style:font-size-asian="12pt" style:font-style-asian="normal" style:font-weight-asian="normal" style:font-name-complex="한컴바탕" style:font-size-complex="12pt" style:font-style-complex="normal" style:font-weight-complex="normal"/>
    </style:style>
    <style:style style:name="AÞ_b8__b6__5f_AN_b0_y_28_1.25_29__20_" style:display-name="AÞ¸¶_AN°y(1.25)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normal" style:font-name-asian="한컴바탕" style:font-size-asian="12pt" style:font-style-asian="normal" style:font-weight-asian="normal" style:font-name-complex="한컴바탕" style:font-size-complex="12pt" style:font-style-complex="normal" style:font-weight-complex="normal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bold" style:font-name-asian="한컴바탕" style:font-size-asian="10pt" style:font-style-asian="normal" style:font-weight-asian="bold" style:font-name-complex="한컴바탕" style:font-size-complex="10pt" style:font-style-complex="normal" style:font-weight-complex="bold"/>
    </style:style>
    <style:style style:name="category_20_2" style:display-name="category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bold" style:font-name-asian="한컴바탕" style:font-size-asian="10pt" style:font-style-asian="normal" style:font-weight-asian="bold" style:font-name-complex="한컴바탕" style:font-size-complex="10pt" style:font-style-complex="normal" style:font-weight-complex="bold"/>
    </style:style>
    <style:style style:name="Comma_20__5b_0_5d__5f__20_SG_26_A_20_Bridge_20_" style:display-name="Comma [0]_ SG&amp;A Bridge " style:family="table-cell" style:parent-style-name="Default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omma_20_zerodec_20_2" style:display-name="comma zerodec 2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omma_5f__20_SG_26_A_20_Bridge_20_" style:display-name="Comma_ SG&amp;A Bridge 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urren_3f__12_퐀_17__3f_" style:display-name="Curren?퐀?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urrency_20__5b_0_5d__5f__20_SG_26_A_20_Bridge_20_" style:display-name="Currency [0]_ SG&amp;A Bridge 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urrency1" style:family="table-cell" style:parent-style-name="Default" style:data-style-name="N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_20_2" style:display-name="Currency1 2" style:family="table-cell" style:parent-style-name="Default" style:data-style-name="N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_5f__20_SG_26_A_20_Bridge_20_" style:display-name="Currency_ SG&amp;A Bridge " style:family="table-cell" style:parent-style-name="Default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_ffe5_AØ_5f__226b_c_be__f7__ba_I_ba__b0__20_AN_b0_e_20_" style:display-name="C￥AØ_≫c¾÷ºIº° AN°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normal" style:font-name-asian="한컴바탕" style:font-size-asian="12pt" style:font-style-asian="normal" style:font-weight-asian="normal" style:font-name-complex="한컴바탕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Dollar_20__28_zero_20_dec_29__20_2" style:display-name="Dollar (zero dec) 2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 style:data-style-name="N817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ey_20_2" style:display-name="Grey 2" style:family="table-cell" style:parent-style-name="Default" style:data-style-name="N817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ey_20_3" style:display-name="Grey 3" style:family="table-cell" style:parent-style-name="Default" style:data-style-name="N8172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ey_20_4" style:display-name="Grey 4" style:family="table-cell" style:parent-style-name="Default" style:data-style-name="N8172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Grey_20_5" style:display-name="Grey 5" style:family="table-cell" style:parent-style-name="Default" style:data-style-name="N817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bold" style:font-name-asian="한컴바탕" style:font-size-asian="12pt" style:font-style-asian="normal" style:font-weight-asian="bold" style:font-name-complex="한컴바탕" style:font-size-complex="12pt" style:font-style-complex="normal" style:font-weight-complex="bold"/>
    </style:style>
    <style:style style:name="HEADER_20_2" style:display-name="HEADER 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bold" style:font-name-asian="한컴바탕" style:font-size-asian="12pt" style:font-style-asian="normal" style:font-weight-asian="bold" style:font-name-complex="한컴바탕" style:font-size-complex="12pt" style:font-style-complex="normal" style:font-weight-complex="bold"/>
    </style:style>
    <style:style style:name="Header1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1_20_2" style:display-name="Header1 2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_20_2" style:display-name="Header2 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yperlink_5f_NEGS" style:display-name="Hyperlink_NEG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한컴바탕" fo:font-size="10pt" fo:font-style="normal" fo:text-shadow="none" style:text-underline-style="solid" style:text-underline-width="auto" style:text-underline-color="font-color" fo:font-weight="normal" style:font-name-asian="한컴바탕" style:font-size-asian="10pt" style:font-style-asian="normal" style:font-weight-asian="normal" style:font-name-complex="한컴바탕" style:font-size-complex="10pt" style:font-style-complex="normal" style:font-weight-complex="normal"/>
    </style:style>
    <style:style style:name="Input_20__5b_yellow_5d_" style:display-name="Input [yellow]" style:family="table-cell" style:parent-style-name="Default" style:data-style-name="N80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_5b_yellow_5d__20_2" style:display-name="Input [yellow] 2" style:family="table-cell" style:parent-style-name="Default" style:data-style-name="N80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_5b_yellow_5d__20_3" style:display-name="Input [yellow] 3" style:family="table-cell" style:parent-style-name="Default" style:data-style-name="N8011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_5b_yellow_5d__20_4" style:display-name="Input [yellow] 4" style:family="table-cell" style:parent-style-name="Default" style:data-style-name="N8011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_5b_yellow_5d__20_5" style:display-name="Input [yellow] 5" style:family="table-cell" style:parent-style-name="Default" style:data-style-name="N80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name-complex="한컴바탕" style:font-size-complex="11pt" style:font-style-complex="normal" style:font-weight-complex="bold"/>
    </style:style>
    <style:style style:name="Model_20_2" style:display-name="Model 2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name-complex="한컴바탕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-_20_Style1_20_2" style:display-name="Normal - Style1 2" style:family="table-cell" style:parent-style-name="Defaul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-_20_Style1_20_3" style:display-name="Normal - Style1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normal" style:font-name-asian="한컴바탕" style:font-size-asian="10pt" style:font-style-asian="normal" style:font-weight-asian="normal" style:font-name-complex="한컴바탕" style:font-size-complex="10pt" style:font-style-complex="normal" style:font-weight-complex="normal"/>
    </style:style>
    <style:style style:name="Normal_20_-_20_Style1_20_4" style:display-name="Normal - Style1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normal" style:font-name-asian="한컴바탕" style:font-size-asian="10pt" style:font-style-asian="normal" style:font-weight-asian="normal" style:font-name-complex="한컴바탕" style:font-size-complex="10pt" style:font-style-complex="normal" style:font-weight-complex="normal"/>
    </style:style>
    <style:style style:name="Normal_20_-_20_Style1_20_5" style:display-name="Normal - Style1 5" style:family="table-cell" style:parent-style-name="Defaul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5f__20_SG_26_A_20_Bridge_20_" style:display-name="Normal_ SG&amp;A Bridg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cent_20__5b_2_5d__20_2" style:display-name="Percent [2] 2" style:family="table-cell" style:parent-style-name="Defaul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name-complex="한컴바탕" style:font-size-complex="11pt" style:font-style-complex="normal" style:font-weight-complex="bold"/>
    </style:style>
    <style:style style:name="subhead_20_2" style:display-name="subhead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name-complex="한컴바탕" style:font-size-complex="11pt" style:font-style-complex="normal" style:font-weight-complex="bold"/>
    </style:style>
    <style:style style:name="_a4__40__3f_e_5f_TEST-1_20_" style:display-name="¤@?e_TEST-1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817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4pt" fo:font-style="normal" fo:text-shadow="none" style:text-underline-style="none" fo:font-weight="normal" style:font-name-asian="한컴바탕" style:font-size-asian="14pt" style:font-style-asian="normal" style:font-weight-asian="normal" style:font-name-complex="한컴바탕" style:font-size-complex="14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817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4pt" fo:font-style="normal" fo:text-shadow="none" style:text-underline-style="none" fo:font-weight="normal" style:font-name-asian="한컴바탕" style:font-size-asian="14pt" style:font-style-asian="normal" style:font-weight-asian="normal" style:font-name-complex="한컴바탕" style:font-size-complex="14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4pt" fo:font-style="normal" fo:text-shadow="none" style:text-underline-style="none" fo:font-weight="normal" style:font-name-asian="한컴바탕" style:font-size-asian="14pt" style:font-style-asian="normal" style:font-weight-asian="normal" style:font-name-complex="한컴바탕" style:font-size-complex="14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4pt" fo:font-style="normal" fo:text-shadow="none" style:text-underline-style="none" fo:font-weight="normal" style:font-name-asian="한컴바탕" style:font-size-asian="14pt" style:font-style-asian="normal" style:font-weight-asian="normal" style:font-name-complex="한컴바탕" style:font-size-complex="14pt" style:font-style-complex="normal" style:font-weight-complex="normal"/>
    </style:style>
    <style:style style:name="뷭_3f__5f_BOOKSHIP" style:display-name="뷭?_BOOKSHI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normal" style:font-name-asian="한컴바탕" style:font-size-asian="12pt" style:font-style-asian="normal" style:font-weight-asian="normal" style:font-name-complex="한컴바탕" style:font-size-complex="12pt" style:font-style-complex="normal" style:font-weight-complex="normal"/>
    </style:style>
    <style:style style:name="쉼표_20__5b_0_5d__20_2" style:display-name="쉼표 [0] 2" style:family="table-cell" style:parent-style-name="Default" style:data-style-name="N8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스타일_20_1" style:display-name="스타일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스타일_20_1_20_2" style:display-name="스타일 1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스타일_20_1_20_3" style:display-name="스타일 1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normal" style:font-name-asian="한컴바탕" style:font-size-asian="10pt" style:font-style-asian="normal" style:font-weight-asian="normal" style:font-name-complex="한컴바탕" style:font-size-complex="10pt" style:font-style-complex="normal" style:font-weight-complex="normal"/>
    </style:style>
    <style:style style:name="스타일_20_1_20_4" style:display-name="스타일 1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normal" style:font-name-asian="한컴바탕" style:font-size-asian="10pt" style:font-style-asian="normal" style:font-weight-asian="normal" style:font-name-complex="한컴바탕" style:font-size-complex="10pt" style:font-style-complex="normal" style:font-weight-complex="normal"/>
    </style:style>
    <style:style style:name="스타일_20_1_20_5" style:display-name="스타일 1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콤마_20__5b_0_5d__5f__20_견적기준_20_FLOW_20_" style:display-name="콤마 [0]_ 견적기준 FLOW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콤마_5f__20_견적기준_20_FLOW_20_" style:display-name="콤마_ 견적기준 FLOW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표준_20_10" style:display-name="표준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2" style:display-name="표준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2" style:display-name="표준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" style:display-name="표준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2" style:display-name="표준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2_20_2" style:display-name="표준 2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3" style:display-name="표준 2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4" style:display-name="표준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5" style:display-name="표준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6" style:display-name="표준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7" style:display-name="표준 2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3" style:display-name="표준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2" style:display-name="표준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3" style:display-name="표준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4" style:display-name="표준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4" style:display-name="표준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5" style:display-name="표준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6" style:display-name="표준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7" style:display-name="표준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8" style:display-name="표준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9" style:display-name="표준 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5f_요구사항정의서_5f_마켓플레이스" style:display-name="표준_요구사항정의서_마켓플레이스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5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2021-02-18</text:date>, <text:time>15:31:4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정의서1" style:display-name="PageStyle_정의서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정의서2" style:display-name="PageStyle_정의서2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8T15:31:45.52</dc:date>
    <meta:generator>OpenOffice/4.1.7$Win32 OpenOffice.org_project/417m1$Build-9800</meta:generator>
    <meta:editing-duration>PT36M</meta:editing-duration>
    <meta:editing-cycles>1</meta:editing-cycles>
    <meta:document-statistic meta:table-count="4" meta:cell-count="839" meta:object-count="3"/>
  </office:meta>
</office:document-meta>
</file>